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Menlo" svg:font-family="Menlo, Monaco, 'Courier New', Courier, monospace"/>
    <style:font-face style:name="OpenSans" svg:font-family="OpenSans, Helvetica, Arial, sans-serif"/>
    <style:font-face style:name="Source Sans Pro" svg:font-family="'Source Sans Pro', 'Lucida Grande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rsid="0028e131" officeooo:paragraph-rsid="003212cf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5050" style:font-name="OpenSans" fo:font-size="9pt" fo:letter-spacing="normal" fo:font-style="normal" fo:font-weight="normal" officeooo:rsid="005365e7" officeooo:paragraph-rsid="005365e7" fo:background-color="transparent" style:font-size-asian="12pt" style:font-size-complex="12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5050" style:font-name="OpenSans" fo:font-size="9pt" fo:letter-spacing="normal" fo:font-style="normal" fo:font-weight="normal" officeooo:rsid="0064c411" officeooo:paragraph-rsid="0064c411" style:font-size-asian="12pt" style:font-size-complex="12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5050" style:font-name="OpenSans" fo:font-size="12pt" fo:letter-spacing="normal" fo:font-style="normal" fo:font-weight="normal" officeooo:rsid="005365e7" officeooo:paragraph-rsid="005365e7" fo:background-color="transparent" style:font-size-asian="12pt" style:font-size-complex="12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5050" style:font-name="OpenSans" fo:font-size="12pt" fo:letter-spacing="normal" fo:font-style="normal" fo:font-weight="normal" officeooo:rsid="00555322" officeooo:paragraph-rsid="00555322" style:font-size-asian="12pt" style:font-size-complex="12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5050" style:font-name="OpenSans" fo:font-size="12pt" fo:letter-spacing="normal" fo:font-style="normal" fo:font-weight="normal" officeooo:rsid="0064c411" officeooo:paragraph-rsid="0064c411" style:font-size-asian="12pt" style:font-size-complex="12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ff" style:font-name="OpenSans" fo:font-size="12pt" fo:letter-spacing="normal" fo:font-style="normal" fo:font-weight="normal" officeooo:paragraph-rsid="0050593f" fo:background-color="transparent" style:font-size-asian="12pt" style:font-size-complex="12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Droid Sans Mono" fo:font-size="12pt" fo:letter-spacing="normal" fo:font-style="normal" fo:font-weight="normal" officeooo:rsid="0042b2a1" officeooo:paragraph-rsid="0042b2a1" fo:background-color="transparent" style:font-size-asian="12pt" style:font-size-complex="12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392190"/>
    </style:style>
    <style:style style:name="P10" style:family="paragraph" style:parent-style-name="Standard">
      <style:text-properties fo:color="#505050" style:font-name="OpenSans" fo:font-size="9pt" fo:font-weight="normal" officeooo:paragraph-rsid="00707f72" fo:background-color="#ffffff"/>
    </style:style>
    <style:style style:name="P11" style:family="paragraph" style:parent-style-name="Standard">
      <style:text-properties fo:font-variant="normal" fo:text-transform="none" fo:color="#505050" style:font-name="Droid Sans Mono" fo:font-size="12pt" fo:letter-spacing="normal" fo:font-style="normal" fo:font-weight="normal" officeooo:rsid="00254a33" officeooo:paragraph-rsid="00707f72" fo:background-color="#ffffff" style:font-size-asian="12pt" style:font-size-complex="12pt"/>
    </style:style>
    <style:style style:name="P1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94c36" officeooo:paragraph-rsid="00707f72"/>
    </style:style>
    <style:style style:name="P1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94c36" officeooo:paragraph-rsid="00707f72" fo:background-color="#ffffff"/>
    </style:style>
    <style:style style:name="P14" style:family="paragraph" style:parent-style-name="Standard">
      <style:text-properties fo:font-variant="normal" fo:text-transform="none" fo:color="#505050" style:font-name="OpenSans" fo:font-size="12pt" fo:letter-spacing="normal" fo:font-style="normal" fo:font-weight="normal" officeooo:rsid="001f8061" officeooo:paragraph-rsid="00707f72" style:font-size-asian="12pt" style:font-size-complex="12pt"/>
    </style:style>
    <style:style style:name="P15" style:family="paragraph" style:parent-style-name="Standard">
      <style:text-properties fo:font-variant="normal" fo:text-transform="none" fo:color="#3333ff" style:font-name="Droid Sans Mono" fo:font-size="12pt" fo:letter-spacing="normal" fo:font-style="normal" fo:font-weight="normal" officeooo:rsid="00218abb" officeooo:paragraph-rsid="00707f72" fo:background-color="#ffffff" style:font-size-asian="12pt" style:font-size-complex="12pt"/>
    </style:style>
    <style:style style:name="P16" style:family="paragraph" style:parent-style-name="Standard">
      <style:text-properties fo:font-variant="normal" fo:text-transform="none" fo:color="#3333ff" style:font-name="Droid Sans Mono" fo:font-size="12pt" fo:letter-spacing="normal" fo:font-style="normal" fo:font-weight="normal" officeooo:rsid="00194c36" officeooo:paragraph-rsid="00707f72" fo:background-color="#ffffff" style:font-size-asian="12pt" style:font-size-complex="12pt"/>
    </style:style>
    <style:style style:name="P17" style:family="paragraph" style:parent-style-name="Standard">
      <style:text-properties fo:font-variant="normal" fo:text-transform="none" fo:color="#000000" style:font-name="OpenSans" fo:font-size="12pt" fo:letter-spacing="normal" fo:font-style="normal" fo:font-weight="normal" officeooo:rsid="0022eb4e" officeooo:paragraph-rsid="00707f72" fo:background-color="#ffffff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OpenSans" fo:font-size="12pt" fo:letter-spacing="normal" fo:font-style="normal" fo:font-weight="normal" officeooo:rsid="00194c36" officeooo:paragraph-rsid="00707f72" fo:background-color="#ffffff" style:font-size-asian="12pt" style:font-size-complex="12pt"/>
    </style:style>
    <style:style style:name="P19" style:family="paragraph" style:parent-style-name="Standard">
      <style:text-properties fo:font-variant="normal" fo:text-transform="none" fo:color="#000000" style:font-name="OpenSans" fo:font-size="12pt" fo:letter-spacing="normal" fo:font-style="normal" fo:font-weight="normal" officeooo:rsid="00194c36" officeooo:paragraph-rsid="00707f72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Droid Sans Mono" fo:font-size="12pt" fo:letter-spacing="normal" fo:font-style="normal" fo:font-weight="normal" officeooo:rsid="00218abb" officeooo:paragraph-rsid="00707f72" fo:background-color="#ffffff" style:font-size-asian="12pt" style:font-size-complex="12pt"/>
    </style:style>
    <style:style style:name="P21" style:family="paragraph" style:parent-style-name="Standard">
      <style:text-properties fo:font-variant="normal" fo:text-transform="none" fo:color="#111111" style:font-name="Droid Sans Mono" fo:font-size="12pt" fo:letter-spacing="normal" fo:font-style="normal" fo:font-weight="normal" officeooo:rsid="00254a33" officeooo:paragraph-rsid="00707f72" fo:background-color="#ffffff" style:font-size-asian="12pt" style:font-size-complex="12pt"/>
    </style:style>
    <style:style style:name="P22" style:family="paragraph" style:parent-style-name="Standard">
      <style:text-properties fo:font-variant="normal" fo:text-transform="none" fo:color="#111111" style:font-name="Droid Sans Mono" fo:font-size="12pt" fo:letter-spacing="normal" fo:font-style="normal" fo:font-weight="normal" officeooo:rsid="002900ce" officeooo:paragraph-rsid="00707f72" fo:background-color="#ffffff" style:font-size-asian="12pt" style:font-size-complex="12pt"/>
    </style:style>
    <style:style style:name="P23" style:family="paragraph" style:parent-style-name="Standard">
      <style:paragraph-properties style:line-height-at-least="0.503cm"/>
      <style:text-properties fo:color="#111111" style:font-name="Droid Sans Mono" fo:font-size="12pt" fo:font-weight="normal" officeooo:paragraph-rsid="00707f72" fo:background-color="#ffffff" style:font-size-asian="12pt" style:font-size-complex="12pt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rsid="0028e131" officeooo:paragraph-rsid="006ad3e3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rsid="0028e131" officeooo:paragraph-rsid="004a4929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rsid="0028e131" officeooo:paragraph-rsid="003212cf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rsid="0028e131" officeooo:paragraph-rsid="006ca9aa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rsid="0028e131" officeooo:paragraph-rsid="0034f564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rsid="0028e131" officeooo:paragraph-rsid="0034ff53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rsid="0028e131" officeooo:paragraph-rsid="006dab7c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rsid="0028e131" officeooo:paragraph-rsid="006f17cf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rsid="0028e131" officeooo:paragraph-rsid="00707f72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5050" style:font-name="OpenSans" fo:font-size="12pt" fo:letter-spacing="normal" fo:font-style="normal" fo:font-weight="normal" officeooo:rsid="00392190" officeooo:paragraph-rsid="006dab7c" style:font-size-asian="12pt" style:font-size-complex="12pt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5050" style:font-name="OpenSans" fo:font-size="12pt" fo:letter-spacing="normal" fo:font-style="normal" fo:font-weight="normal" officeooo:rsid="00555322" officeooo:paragraph-rsid="00707f72" style:font-size-asian="12pt" style:font-size-complex="12pt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5050" style:font-name="OpenSans" fo:font-size="12pt" fo:letter-spacing="normal" fo:font-style="normal" fo:font-weight="normal" officeooo:rsid="0058f6b4" officeooo:paragraph-rsid="0058f6b4" style:font-size-asian="12pt" style:font-size-complex="12pt"/>
    </style:style>
    <style:style style:name="P3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5050" style:font-name="OpenSans" fo:font-size="12pt" fo:letter-spacing="normal" fo:font-style="normal" fo:font-weight="normal" officeooo:rsid="0058f6b4" officeooo:paragraph-rsid="00707f72" style:font-size-asian="12pt" style:font-size-complex="12pt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5050" style:font-name="OpenSans" fo:font-size="12pt" fo:letter-spacing="normal" fo:font-style="normal" fo:font-weight="normal" officeooo:rsid="0064c411" officeooo:paragraph-rsid="00707f72" style:font-size-asian="12pt" style:font-size-complex="12pt"/>
    </style:style>
    <style:style style:name="P3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5050" style:font-name="OpenSans" fo:font-size="12pt" fo:letter-spacing="normal" fo:font-style="normal" fo:font-weight="normal" officeooo:rsid="0064c411" officeooo:paragraph-rsid="0064c411" style:font-size-asian="12pt" style:font-size-complex="12pt"/>
    </style:style>
    <style:style style:name="P3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5050" style:font-name="OpenSans" fo:font-size="12pt" fo:letter-spacing="normal" fo:font-style="normal" fo:font-weight="normal" officeooo:rsid="006908a7" officeooo:paragraph-rsid="006908a7" style:font-size-asian="12pt" style:font-size-complex="12pt"/>
    </style:style>
    <style:style style:name="P4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5050" style:font-name="OpenSans" fo:font-size="12pt" fo:letter-spacing="normal" fo:font-style="normal" fo:font-weight="normal" officeooo:rsid="006908a7" officeooo:paragraph-rsid="00707f72" style:font-size-asian="12pt" style:font-size-complex="12pt"/>
    </style:style>
    <style:style style:name="P4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5050" style:font-name="OpenSans" fo:font-size="12pt" fo:letter-spacing="normal" fo:font-style="normal" fo:font-weight="normal" officeooo:rsid="00392190" officeooo:paragraph-rsid="006dab7c" fo:background-color="transparent" style:font-size-asian="12pt" style:font-size-complex="12pt"/>
    </style:style>
    <style:style style:name="P4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5050" style:font-name="OpenSans" fo:font-size="12pt" fo:letter-spacing="normal" fo:font-style="normal" fo:font-weight="normal" officeooo:rsid="005365e7" officeooo:paragraph-rsid="006f17cf" fo:background-color="transparent" style:font-size-asian="12pt" style:font-size-complex="12pt"/>
    </style:style>
    <style:style style:name="P4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5050" style:font-name="OpenSans" fo:font-size="12pt" fo:letter-spacing="normal" fo:font-style="normal" fo:font-weight="normal" officeooo:rsid="005365e7" officeooo:paragraph-rsid="0050593f" fo:background-color="transparent" style:font-size-asian="12pt" style:font-size-complex="12pt"/>
    </style:style>
    <style:style style:name="P4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5050" style:font-name="OpenSans" fo:font-size="12pt" fo:letter-spacing="normal" fo:font-style="normal" fo:font-weight="normal" officeooo:rsid="005d9738" officeooo:paragraph-rsid="005d9738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5050" style:font-name="OpenSans" fo:font-size="12pt" fo:letter-spacing="normal" fo:font-style="normal" fo:font-weight="normal" officeooo:rsid="005d9738" officeooo:paragraph-rsid="006f17cf" fo:background-color="transparent" style:font-size-asian="12pt" style:font-size-complex="12pt"/>
    </style:style>
    <style:style style:name="P4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5050" style:font-name="OpenSans" fo:font-size="12pt" fo:letter-spacing="normal" fo:font-style="normal" fo:font-weight="normal" officeooo:rsid="0058f6b4" officeooo:paragraph-rsid="00707f72" fo:background-color="transparent" style:font-size-asian="12pt" style:font-size-complex="12pt"/>
    </style:style>
    <style:style style:name="P4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5050" style:font-name="OpenSans" fo:font-size="12pt" fo:letter-spacing="normal" fo:font-style="normal" fo:font-weight="normal" officeooo:rsid="006908a7" officeooo:paragraph-rsid="00707f72" fo:background-color="transparent" style:font-size-asian="12pt" style:font-size-complex="12pt"/>
    </style:style>
    <style:style style:name="P4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5050" style:font-name="Droid Sans Mono" fo:font-size="12pt" fo:letter-spacing="normal" fo:font-style="normal" fo:font-weight="normal" officeooo:rsid="00281653" officeooo:paragraph-rsid="003acbf9" fo:background-color="#ffffff" style:font-size-asian="12pt" style:font-size-complex="12pt"/>
    </style:style>
    <style:style style:name="P4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5050" style:font-name="Droid Sans Mono" fo:font-size="12pt" fo:letter-spacing="normal" fo:font-style="normal" fo:font-weight="normal" officeooo:rsid="00281653" officeooo:paragraph-rsid="00707f72" fo:background-color="#ffffff" style:font-size-asian="12pt" style:font-size-complex="12pt"/>
    </style:style>
    <style:style style:name="P5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5050" style:font-name="Droid Sans Mono" fo:font-size="12pt" fo:letter-spacing="normal" fo:font-style="normal" fo:font-weight="normal" officeooo:rsid="00281653" officeooo:paragraph-rsid="00392190" fo:background-color="#ffffff" style:font-size-asian="12pt" style:font-size-complex="12pt"/>
    </style:style>
    <style:style style:name="P5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5050" style:font-name="Droid Sans Mono" fo:font-size="12pt" fo:letter-spacing="normal" fo:font-style="normal" fo:font-weight="normal" officeooo:rsid="001f8061" officeooo:paragraph-rsid="00707f72" fo:background-color="transparent" style:font-size-asian="12pt" style:font-size-complex="12pt"/>
    </style:style>
    <style:style style:name="P5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OpenSans" fo:font-size="10pt" fo:letter-spacing="normal" fo:font-style="normal" fo:font-weight="normal" officeooo:rsid="00392190" officeooo:paragraph-rsid="006dab7c" fo:background-color="transparent" style:font-size-asian="10pt" style:font-size-complex="10pt"/>
    </style:style>
    <style:style style:name="P5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OpenSans" fo:font-size="12pt" fo:letter-spacing="normal" fo:font-style="normal" fo:font-weight="normal" officeooo:rsid="00491716" officeooo:paragraph-rsid="006f17cf" fo:background-color="transparent" style:font-size-asian="12pt" style:font-size-complex="12pt"/>
    </style:style>
    <style:style style:name="P5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OpenSans" fo:font-size="12pt" fo:letter-spacing="normal" fo:font-style="normal" fo:font-weight="normal" officeooo:rsid="004eb6cb" officeooo:paragraph-rsid="006f17cf" fo:background-color="transparent" style:font-size-asian="12pt" style:font-size-complex="12pt"/>
    </style:style>
    <style:style style:name="P5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OpenSans" fo:font-size="12pt" fo:letter-spacing="normal" fo:font-style="normal" fo:font-weight="normal" officeooo:rsid="0058f6b4" officeooo:paragraph-rsid="00707f72" style:font-size-asian="12pt" style:font-size-complex="12pt"/>
    </style:style>
    <style:style style:name="P5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enlo" fo:font-size="12pt" fo:letter-spacing="normal" fo:font-style="normal" fo:font-weight="normal" officeooo:rsid="0028e131" officeooo:paragraph-rsid="006dab7c" fo:background-color="transparent" style:font-size-asian="10pt" style:font-size-complex="10pt"/>
    </style:style>
    <style:style style:name="P5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enlo" fo:font-size="12pt" fo:letter-spacing="normal" fo:font-style="normal" fo:font-weight="normal" officeooo:rsid="0028e131" officeooo:paragraph-rsid="006f17cf" fo:background-color="transparent" style:font-size-asian="12pt" style:font-size-complex="12pt"/>
    </style:style>
    <style:style style:name="P5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enlo" fo:font-size="12pt" fo:letter-spacing="normal" fo:font-style="normal" fo:font-weight="normal" officeooo:rsid="0028e131" officeooo:paragraph-rsid="00707f72" fo:background-color="transparent" style:font-size-asian="12pt" style:font-size-complex="12pt"/>
    </style:style>
    <style:style style:name="P5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enlo" fo:font-size="12pt" fo:letter-spacing="normal" fo:font-style="normal" fo:font-weight="normal" officeooo:paragraph-rsid="006f17cf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Droid Sans Mono" fo:font-size="12pt" fo:letter-spacing="normal" fo:font-style="normal" fo:font-weight="normal" officeooo:rsid="00281653" officeooo:paragraph-rsid="00392190" fo:background-color="#ffffff" style:font-size-asian="12pt" style:font-size-complex="12pt"/>
    </style:style>
    <style:style style:name="P6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Droid Sans Mono" fo:font-size="12pt" fo:letter-spacing="normal" fo:font-style="normal" fo:font-weight="normal" officeooo:rsid="00281653" officeooo:paragraph-rsid="006dab7c" fo:background-color="#ffffff" style:font-size-asian="12pt" style:font-size-complex="12pt"/>
    </style:style>
    <style:style style:name="P6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Droid Sans Mono" fo:font-size="12pt" fo:letter-spacing="normal" fo:font-style="normal" fo:font-weight="normal" officeooo:rsid="00421d8f" officeooo:paragraph-rsid="006dab7c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ff" style:font-name="OpenSans" fo:font-size="12pt" fo:letter-spacing="normal" fo:font-style="normal" fo:font-weight="normal" officeooo:rsid="00392190" officeooo:paragraph-rsid="00392190" fo:background-color="transparent" style:font-size-asian="12pt" style:font-size-complex="12pt"/>
    </style:style>
    <style:style style:name="P6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ff" style:font-name="OpenSans" fo:font-size="12pt" fo:letter-spacing="normal" fo:font-style="normal" fo:font-weight="normal" officeooo:rsid="00491716" officeooo:paragraph-rsid="006f17cf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ff" style:font-name="OpenSans" fo:font-size="12pt" fo:letter-spacing="normal" fo:font-style="normal" fo:font-weight="normal" officeooo:paragraph-rsid="0050593f" fo:background-color="transparent" style:font-size-asian="12pt" style:font-size-complex="12pt"/>
    </style:style>
    <style:style style:name="P6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ff" style:font-name="Droid Sans Mono" fo:font-size="12pt" fo:letter-spacing="normal" fo:font-style="normal" fo:font-weight="normal" officeooo:rsid="00392190" officeooo:paragraph-rsid="00707f72" fo:background-color="transparent" style:font-size-asian="12pt" style:font-size-complex="12pt"/>
    </style:style>
    <style:style style:name="P6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ff" style:font-name="Droid Sans Mono" fo:font-size="12pt" fo:letter-spacing="normal" fo:font-style="normal" fo:font-weight="normal" officeooo:rsid="00281653" officeooo:paragraph-rsid="003acbf9" fo:background-color="transparent" style:font-size-asian="12pt" style:font-size-complex="12pt"/>
    </style:style>
    <style:style style:name="P6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ff" style:font-name="OpenSans" fo:font-size="14pt" fo:letter-spacing="normal" fo:font-style="normal" fo:font-weight="normal" officeooo:rsid="00555322" officeooo:paragraph-rsid="00555322" style:font-size-asian="14pt" style:font-size-complex="14pt"/>
    </style:style>
    <style:style style:name="P69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6ad3e3"/>
    </style:style>
    <style:style style:name="P70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de9cd"/>
    </style:style>
    <style:style style:name="P7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6ca9aa"/>
    </style:style>
    <style:style style:name="P7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36c6ba"/>
    </style:style>
    <style:style style:name="P7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6dab7c"/>
    </style:style>
    <style:style style:name="P7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6f17cf"/>
    </style:style>
    <style:style style:name="P75" style:family="paragraph" style:parent-style-name="Standard">
      <style:paragraph-properties fo:margin-left="0cm" fo:margin-right="0cm" fo:orphans="2" fo:widows="2" fo:text-indent="0cm" style:auto-text-indent="false"/>
      <style:text-properties officeooo:rsid="0028e131" officeooo:paragraph-rsid="006dab7c"/>
    </style:style>
    <style:style style:name="P76" style:family="paragraph" style:parent-style-name="Standard">
      <style:paragraph-properties fo:margin-left="0cm" fo:margin-right="0cm" fo:orphans="2" fo:widows="2" fo:text-indent="0cm" style:auto-text-indent="false"/>
      <style:text-properties officeooo:rsid="00392190" officeooo:paragraph-rsid="00392190"/>
    </style:style>
    <style:style style:name="P77" style:family="paragraph" style:parent-style-name="Standard">
      <style:paragraph-properties fo:margin-left="0cm" fo:margin-right="0cm" fo:orphans="2" fo:widows="2" fo:text-indent="0cm" style:auto-text-indent="false"/>
      <style:text-properties officeooo:rsid="00392190" officeooo:paragraph-rsid="006dab7c"/>
    </style:style>
    <style:style style:name="P78" style:family="paragraph" style:parent-style-name="Standard">
      <style:paragraph-properties fo:margin-left="0cm" fo:margin-right="0cm" fo:orphans="2" fo:widows="2" fo:text-indent="0cm" style:auto-text-indent="false"/>
      <style:text-properties fo:color="#0000ff" style:font-name="Droid Sans Mono" fo:font-size="12pt" fo:font-weight="normal" officeooo:paragraph-rsid="0042b2a1" fo:background-color="transparent" style:font-size-asian="12pt" style:font-size-complex="12pt"/>
    </style:style>
    <style:style style:name="P7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OpenSans" fo:font-size="12pt" fo:font-weight="normal" officeooo:paragraph-rsid="006f17cf"/>
    </style:style>
    <style:style style:name="P80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OpenSans" fo:font-size="12pt" fo:font-weight="normal" officeooo:paragraph-rsid="00707f72"/>
    </style:style>
    <style:style style:name="T1" style:family="text">
      <style:text-properties fo:color="#333333" style:font-name="Source Sans Pro" officeooo:rsid="004a4929" style:font-size-asian="12pt" style:font-size-complex="12pt"/>
    </style:style>
    <style:style style:name="T2" style:family="text">
      <style:text-properties fo:color="#3333ff" style:font-name="Droid Sans Mono" fo:font-size="12pt" fo:background-color="#ffffff" loext:char-shading-value="0" style:font-size-asian="12pt" style:font-size-complex="12pt"/>
    </style:style>
    <style:style style:name="T3" style:family="text">
      <style:text-properties fo:color="#3333ff" style:font-name="Droid Sans Mono" fo:font-size="12pt" officeooo:rsid="00218abb" fo:background-color="#ffffff" loext:char-shading-value="0" style:font-size-asian="12pt" style:font-size-complex="12pt"/>
    </style:style>
    <style:style style:name="T4" style:family="text">
      <style:text-properties fo:color="#3333ff" style:font-name="Droid Sans Mono" fo:font-size="12pt" officeooo:rsid="00336e88" fo:background-color="#ffffff" loext:char-shading-value="0" style:font-size-asian="12pt" style:font-size-complex="12pt"/>
    </style:style>
    <style:style style:name="T5" style:family="text">
      <style:text-properties fo:color="#3333ff" style:font-name="Droid Sans Mono" fo:font-size="12pt" officeooo:rsid="00254a33" style:font-size-asian="12pt" style:font-size-complex="12pt"/>
    </style:style>
    <style:style style:name="T6" style:family="text">
      <style:text-properties fo:color="#3333ff" style:font-name="OpenSans" fo:font-style="normal" officeooo:rsid="0042b2a1" fo:background-color="transparent" loext:char-shading-value="0" style:font-size-asian="12pt" style:font-size-complex="12pt"/>
    </style:style>
    <style:style style:name="T7" style:family="text">
      <style:text-properties fo:color="#3333ff" style:font-name="OpenSans" fo:font-style="normal" officeooo:rsid="0058f6b4" fo:background-color="transparent" loext:char-shading-value="0" style:font-size-asian="12pt" style:font-size-complex="12pt"/>
    </style:style>
    <style:style style:name="T8" style:family="text">
      <style:text-properties fo:color="#3333ff" style:font-name="OpenSans" fo:font-style="normal" officeooo:rsid="0063e907" fo:background-color="transparent" loext:char-shading-value="0" style:font-size-asian="12pt" style:font-size-complex="12pt"/>
    </style:style>
    <style:style style:name="T9" style:family="text">
      <style:text-properties fo:color="#3333ff" style:text-position="0% 100%" style:font-name="OpenSans" fo:font-style="normal" style:text-underline-style="solid" style:text-underline-width="auto" style:text-underline-color="font-color" officeooo:rsid="005365e7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cc" style:font-name="OpenSans" fo:font-size="12pt" fo:letter-spacing="normal" fo:font-style="normal" fo:font-weight="normal" officeooo:rsid="002f4927" fo:background-color="#ffffff" loext:char-shading-value="0" style:font-size-asian="12pt" style:font-size-complex="12pt"/>
    </style:style>
    <style:style style:name="T11" style:family="text">
      <style:text-properties fo:font-variant="normal" fo:text-transform="none" fo:color="#0000cc" style:font-name="OpenSans" fo:font-size="12pt" fo:letter-spacing="normal" fo:font-style="normal" fo:font-weight="normal" officeooo:rsid="006ad3e3" fo:background-color="#ffffff" loext:char-shading-value="0" style:font-size-asian="12pt" style:font-size-complex="12pt"/>
    </style:style>
    <style:style style:name="T12" style:family="text">
      <style:text-properties fo:font-variant="normal" fo:text-transform="none" fo:color="#0000cc" style:font-name="OpenSans" fo:font-size="12pt" fo:letter-spacing="normal" fo:font-style="normal" fo:font-weight="normal" officeooo:rsid="006ca9aa" fo:background-color="#ffffff" loext:char-shading-value="0" style:font-size-asian="12pt" style:font-size-complex="12pt"/>
    </style:style>
    <style:style style:name="T13" style:family="text">
      <style:text-properties fo:font-variant="normal" fo:text-transform="none" fo:color="#0000cc" style:font-name="OpenSans" fo:font-size="12pt" fo:letter-spacing="normal" fo:font-style="normal" fo:font-weight="normal" officeooo:rsid="006dab7c" fo:background-color="#ffffff" loext:char-shading-value="0" style:font-size-asian="12pt" style:font-size-complex="12pt"/>
    </style:style>
    <style:style style:name="T14" style:family="text">
      <style:text-properties fo:font-variant="normal" fo:text-transform="none" fo:color="#0000cc" style:font-name="OpenSans" fo:font-size="12pt" fo:letter-spacing="normal" fo:font-style="normal" fo:font-weight="normal" officeooo:rsid="006f17cf" fo:background-color="#ffffff" loext:char-shading-value="0" style:font-size-asian="12pt" style:font-size-complex="12pt"/>
    </style:style>
    <style:style style:name="T15" style:family="text">
      <style:text-properties fo:font-variant="normal" fo:text-transform="none" fo:color="#0000cc" fo:letter-spacing="normal" fo:font-style="normal" officeooo:rsid="006ad3e3" fo:background-color="#ffffff" loext:char-shading-value="0" style:font-size-asian="12pt" style:font-size-complex="12pt"/>
    </style:style>
    <style:style style:name="T16" style:family="text">
      <style:text-properties fo:font-variant="normal" fo:text-transform="none" fo:color="#0000cc" fo:letter-spacing="normal" fo:font-style="normal" officeooo:rsid="006f17cf" fo:background-color="#ffffff" loext:char-shading-value="0" style:font-size-asian="12pt" style:font-size-complex="12pt"/>
    </style:style>
    <style:style style:name="T17" style:family="text">
      <style:text-properties fo:font-variant="normal" fo:text-transform="none" fo:color="#0000cc" fo:letter-spacing="normal" fo:font-style="normal" officeooo:rsid="00707f72" fo:background-color="#ffffff" loext:char-shading-value="0" style:font-size-asian="12pt" style:font-size-complex="12pt"/>
    </style:style>
    <style:style style:name="T18" style:family="text">
      <style:text-properties fo:font-variant="normal" fo:text-transform="none" fo:color="#0000cc" fo:letter-spacing="normal" fo:font-style="normal" officeooo:rsid="0073a22f" fo:background-color="#ffffff" loext:char-shading-value="0" style:font-size-asian="12pt" style:font-size-complex="12pt"/>
    </style:style>
    <style:style style:name="T19" style:family="text">
      <style:text-properties fo:font-variant="normal" fo:text-transform="none" fo:color="#000000" style:font-name="Droid Sans Mono" fo:font-size="12pt" fo:letter-spacing="normal" fo:font-style="normal" fo:font-weight="normal" officeooo:rsid="003212cf" fo:background-color="#ffffff" loext:char-shading-value="0" style:font-size-asian="12pt" style:font-size-complex="12pt"/>
    </style:style>
    <style:style style:name="T20" style:family="text">
      <style:text-properties fo:font-variant="normal" fo:text-transform="none" fo:color="#000000" style:font-name="Droid Sans Mono" fo:font-size="12pt" fo:letter-spacing="normal" fo:font-style="normal" fo:font-weight="normal" officeooo:rsid="006ad3e3" fo:background-color="#ffffff" loext:char-shading-value="0" style:font-size-asian="12pt" style:font-size-complex="12pt"/>
    </style:style>
    <style:style style:name="T21" style:family="text">
      <style:text-properties fo:font-variant="normal" fo:text-transform="none" fo:color="#000000" style:font-name="Droid Sans Mono" fo:font-size="12pt" fo:letter-spacing="normal" fo:font-style="normal" fo:font-weight="normal" officeooo:rsid="00421d8f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style:font-name="Droid Sans Mono" fo:font-size="12pt" fo:letter-spacing="normal" fo:font-style="normal" fo:font-weight="normal" officeooo:rsid="006dab7c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0000" style:font-name="Menlo" fo:font-size="12pt" fo:letter-spacing="normal" fo:font-style="normal" fo:font-weight="normal" fo:background-color="#ffffff" loext:char-shading-value="0" style:font-size-asian="12pt" style:font-size-complex="12pt"/>
    </style:style>
    <style:style style:name="T24" style:family="text">
      <style:text-properties fo:font-variant="normal" fo:text-transform="none" fo:color="#000000" style:font-name="Menlo" fo:font-size="12pt" fo:letter-spacing="normal" fo:font-style="normal" fo:font-weight="normal" officeooo:rsid="00392190" fo:background-color="#ffffff" loext:char-shading-value="0" style:font-size-asian="12pt" style:font-size-complex="12pt"/>
    </style:style>
    <style:style style:name="T25" style:family="text">
      <style:text-properties fo:font-variant="normal" fo:text-transform="none" fo:color="#000000" style:font-name="OpenSans" fo:font-size="12pt" fo:letter-spacing="normal" fo:font-style="normal" fo:font-weight="normal" officeooo:rsid="006f17cf" fo:background-color="#ffffff" loext:char-shading-value="0" style:font-size-asian="12pt" style:font-size-complex="12pt"/>
    </style:style>
    <style:style style:name="T26" style:family="text">
      <style:text-properties fo:font-variant="normal" fo:text-transform="none" fo:color="#000000" style:font-name="OpenSans" fo:font-size="12pt" fo:letter-spacing="normal" fo:font-style="normal" fo:font-weight="normal" officeooo:rsid="006ca9aa" fo:background-color="#ffffff" loext:char-shading-value="0" style:font-size-asian="12pt" style:font-size-complex="12pt"/>
    </style:style>
    <style:style style:name="T27" style:family="text">
      <style:text-properties fo:font-variant="normal" fo:text-transform="none" fo:color="#000000" style:font-name="OpenSans" fo:font-size="12pt" fo:letter-spacing="normal" fo:font-style="normal" fo:font-weight="normal" officeooo:rsid="006dab7c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style:font-name="OpenSans" fo:font-size="12pt" fo:letter-spacing="normal" fo:font-style="normal" fo:font-weight="normal" officeooo:rsid="006ca9aa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ff" style:font-name="OpenSans" fo:font-size="12pt" fo:letter-spacing="normal" fo:font-style="normal" fo:font-weight="normal" officeooo:rsid="00392190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ff" style:font-name="OpenSans" fo:font-size="12pt" fo:letter-spacing="normal" fo:font-style="normal" fo:font-weight="normal" officeooo:rsid="0038d032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0000ff" style:font-name="OpenSans" fo:font-size="12pt" fo:letter-spacing="normal" fo:font-style="normal" fo:font-weight="normal" officeooo:rsid="006ca9aa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fo:color="#0000ff" style:text-position="0% 100%" style:font-name="OpenSans" fo:font-size="14pt" fo:letter-spacing="normal" fo:font-style="normal" style:text-underline-style="solid" style:text-underline-width="auto" style:text-underline-color="font-color" fo:font-weight="normal" officeooo:rsid="00392190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letter-spacing="normal" fo:font-style="normal" officeooo:rsid="0073a22f" fo:background-color="#ffffff" loext:char-shading-value="0" style:font-size-asian="12pt" style:font-size-complex="12pt"/>
    </style:style>
    <style:style style:name="T34" style:family="text">
      <style:text-properties fo:font-variant="normal" fo:text-transform="none" fo:letter-spacing="normal" fo:font-style="normal" officeooo:rsid="006f17cf" fo:background-color="#ffffff" loext:char-shading-value="0" style:font-size-asian="12pt" style:font-size-complex="12pt"/>
    </style:style>
    <style:style style:name="T35" style:family="text">
      <style:text-properties fo:font-variant="normal" fo:text-transform="none" fo:letter-spacing="normal" fo:font-style="normal" officeooo:rsid="00707f72" fo:background-color="#ffffff" loext:char-shading-value="0" style:font-size-asian="12pt" style:font-size-complex="12pt"/>
    </style:style>
    <style:style style:name="T36" style:family="text">
      <style:text-properties fo:font-variant="normal" fo:text-transform="none" fo:color="#3333ff" style:font-name="Droid Sans Mono" fo:font-size="12pt" fo:letter-spacing="normal" fo:font-style="normal" officeooo:rsid="00254a33" style:font-size-asian="12pt" style:font-size-complex="12pt"/>
    </style:style>
    <style:style style:name="T37" style:family="text">
      <style:text-properties fo:font-variant="normal" fo:text-transform="none" fo:color="#3333ff" style:font-name="Droid Sans Mono" fo:font-size="12pt" fo:letter-spacing="normal" fo:font-style="normal" officeooo:rsid="00254a33" fo:background-color="#ffffff" loext:char-shading-value="0" style:font-size-asian="12pt" style:font-size-complex="12pt"/>
    </style:style>
    <style:style style:name="T38" style:family="text">
      <style:text-properties fo:font-variant="normal" fo:text-transform="none" fo:color="#505050" style:font-name="OpenSans" fo:font-size="12pt" fo:letter-spacing="normal" fo:font-style="normal" fo:font-weight="normal" fo:background-color="#ffffff" loext:char-shading-value="0" style:font-size-asian="12pt" style:font-size-complex="12pt"/>
    </style:style>
    <style:style style:name="T39" style:family="text">
      <style:text-properties style:font-name="Droid Sans Mono" fo:background-color="#ffffff" loext:char-shading-value="0" style:font-size-asian="12pt" style:font-size-complex="12pt"/>
    </style:style>
    <style:style style:name="T40" style:family="text">
      <style:text-properties style:font-name="Droid Sans Mono" fo:font-size="12pt" officeooo:rsid="00254a33" style:font-size-asian="12pt" style:font-size-complex="12pt"/>
    </style:style>
    <style:style style:name="T41" style:family="text">
      <style:text-properties fo:color="#0000cc" style:font-name="Droid Sans Mono" fo:font-size="12pt" fo:font-style="normal" officeooo:rsid="003212cf" fo:background-color="#ffffff" loext:char-shading-value="0" style:font-size-asian="12pt" style:font-size-complex="12pt"/>
    </style:style>
    <style:style style:name="T42" style:family="text">
      <style:text-properties fo:color="#0000cc" style:font-name="Droid Sans Mono" fo:font-style="normal" fo:background-color="#ffffff" loext:char-shading-value="0" style:font-size-asian="12pt" style:font-size-complex="12pt"/>
    </style:style>
    <style:style style:name="T43" style:family="text">
      <style:text-properties fo:color="#0000cc" style:font-name="Droid Sans Mono" fo:font-style="normal" officeooo:rsid="00307f58" fo:background-color="#ffffff" loext:char-shading-value="0" style:font-size-asian="12pt" style:font-size-complex="12pt"/>
    </style:style>
    <style:style style:name="T44" style:family="text">
      <style:text-properties fo:color="#0000cc" style:font-name="Droid Sans Mono" fo:font-style="normal" officeooo:rsid="00338398" fo:background-color="#ffffff" loext:char-shading-value="0" style:font-size-asian="12pt" style:font-size-complex="12pt"/>
    </style:style>
    <style:style style:name="T45" style:family="text">
      <style:text-properties fo:color="#0000cc" style:font-name="Droid Sans Mono" fo:font-style="normal" officeooo:rsid="006ad3e3" fo:background-color="#ffffff" loext:char-shading-value="0" style:font-size-asian="12pt" style:font-size-complex="12pt"/>
    </style:style>
    <style:style style:name="T46" style:family="text">
      <style:text-properties fo:color="#0000cc" style:font-name="Droid Sans Mono" fo:font-style="normal" officeooo:rsid="00392190" fo:background-color="transparent" loext:char-shading-value="0" style:font-size-asian="12pt" style:font-size-complex="12pt"/>
    </style:style>
    <style:style style:name="T47" style:family="text">
      <style:text-properties fo:color="#0000cc" style:font-name="Droid Sans Mono" fo:background-color="transparent" loext:char-shading-value="0" style:font-size-asian="12pt" style:font-size-complex="12pt"/>
    </style:style>
    <style:style style:name="T48" style:family="text">
      <style:text-properties fo:color="#0000cc" style:font-name="OpenSans" fo:font-style="normal" style:font-size-asian="12pt" style:font-size-complex="12pt"/>
    </style:style>
    <style:style style:name="T49" style:family="text">
      <style:text-properties fo:color="#0000cc" style:font-name="OpenSans" fo:font-style="normal" officeooo:rsid="006ad3e3" style:font-size-asian="12pt" style:font-size-complex="12pt"/>
    </style:style>
    <style:style style:name="T50" style:family="text">
      <style:text-properties fo:color="#0000cc" style:font-name="OpenSans" fo:font-style="normal" officeooo:rsid="006ca9aa" style:font-size-asian="12pt" style:font-size-complex="12pt"/>
    </style:style>
    <style:style style:name="T51" style:family="text">
      <style:text-properties fo:color="#0000cc" style:font-name="OpenSans" fo:font-style="normal" officeooo:rsid="006dab7c" style:font-size-asian="12pt" style:font-size-complex="12pt"/>
    </style:style>
    <style:style style:name="T52" style:family="text">
      <style:text-properties fo:color="#0000cc" style:font-name="OpenSans" fo:font-style="normal" officeooo:rsid="006f17cf" style:font-size-asian="12pt" style:font-size-complex="12pt"/>
    </style:style>
    <style:style style:name="T53" style:family="text">
      <style:text-properties fo:color="#0000cc" style:font-name="OpenSans" fo:font-style="normal" officeooo:rsid="00707f72" style:font-size-asian="12pt" style:font-size-complex="12pt"/>
    </style:style>
    <style:style style:name="T54" style:family="text">
      <style:text-properties fo:color="#0000cc" style:font-name="OpenSans" fo:font-style="normal" fo:background-color="#ffffff" loext:char-shading-value="0" style:font-size-asian="12pt" style:font-size-complex="12pt"/>
    </style:style>
    <style:style style:name="T55" style:family="text">
      <style:text-properties fo:color="#0000cc" style:font-name="OpenSans" fo:font-style="normal" officeooo:rsid="0034f564" fo:background-color="#ffffff" loext:char-shading-value="0" style:font-size-asian="12pt" style:font-size-complex="12pt"/>
    </style:style>
    <style:style style:name="T56" style:family="text">
      <style:text-properties fo:color="#0000cc" style:font-name="OpenSans" fo:font-style="normal" officeooo:rsid="003212cf" fo:background-color="#ffffff" loext:char-shading-value="0" style:font-size-asian="12pt" style:font-size-complex="12pt"/>
    </style:style>
    <style:style style:name="T57" style:family="text">
      <style:text-properties fo:color="#0000cc" style:font-name="OpenSans" fo:font-style="normal" officeooo:rsid="0034ff53" fo:background-color="#ffffff" loext:char-shading-value="0" style:font-size-asian="12pt" style:font-size-complex="12pt"/>
    </style:style>
    <style:style style:name="T58" style:family="text">
      <style:text-properties fo:color="#0000cc" style:font-name="OpenSans" fo:font-style="normal" officeooo:rsid="006ad3e3" fo:background-color="#ffffff" loext:char-shading-value="0" style:font-size-asian="12pt" style:font-size-complex="12pt"/>
    </style:style>
    <style:style style:name="T59" style:family="text">
      <style:text-properties fo:color="#0000cc" style:font-name="OpenSans" fo:font-style="normal" officeooo:rsid="006ca9aa" fo:background-color="#ffffff" loext:char-shading-value="0" style:font-size-asian="12pt" style:font-size-complex="12pt"/>
    </style:style>
    <style:style style:name="T60" style:family="text">
      <style:text-properties fo:color="#0000cc" style:font-name="OpenSans" fo:font-style="normal" officeooo:rsid="006ad3e3" fo:background-color="#ffffff" loext:char-shading-value="0"/>
    </style:style>
    <style:style style:name="T61" style:family="text">
      <style:text-properties fo:color="#0000cc" fo:font-style="normal" officeooo:rsid="006ad3e3" fo:background-color="#ffffff" loext:char-shading-value="0"/>
    </style:style>
    <style:style style:name="T62" style:family="text">
      <style:text-properties fo:color="#0000cc" fo:background-color="#ffffff" loext:char-shading-value="0" style:font-size-asian="12pt" style:font-size-complex="12pt"/>
    </style:style>
    <style:style style:name="T63" style:family="text">
      <style:text-properties fo:color="#0000cc" style:text-position="0% 100%" fo:font-size="12pt" fo:font-style="normal" style:text-underline-style="solid" style:text-underline-width="auto" style:text-underline-color="font-color" officeooo:rsid="006ad3e3" fo:background-color="#ffffff" loext:char-shading-value="0" style:font-size-asian="12pt" style:font-weight-asian="normal" style:font-size-complex="12pt" style:font-weight-complex="normal"/>
    </style:style>
    <style:style style:name="T64" style:family="text">
      <style:text-properties fo:color="#0000cc" style:text-position="0% 100%" fo:font-style="normal" style:text-underline-style="solid" style:text-underline-width="auto" style:text-underline-color="font-color" officeooo:rsid="006ad3e3" fo:background-color="#ffffff" loext:char-shading-value="0" style:font-size-asian="12pt" style:font-weight-asian="normal" style:font-size-complex="12pt" style:font-weight-complex="normal"/>
    </style:style>
    <style:style style:name="T65" style:family="text">
      <style:text-properties fo:color="#000000" style:font-name="Droid Sans Mono" fo:font-style="normal" fo:background-color="#ffffff" loext:char-shading-value="0" style:font-size-asian="12pt" style:font-size-complex="12pt"/>
    </style:style>
    <style:style style:name="T66" style:family="text">
      <style:text-properties fo:color="#000000" style:font-name="Droid Sans Mono" fo:font-style="normal" officeooo:rsid="003212cf" fo:background-color="#ffffff" loext:char-shading-value="0" style:font-size-asian="12pt" style:font-size-complex="12pt"/>
    </style:style>
    <style:style style:name="T67" style:family="text">
      <style:text-properties fo:color="#000000" style:font-name="Droid Sans Mono" fo:font-style="normal" officeooo:rsid="00392190" fo:background-color="#ffffff" loext:char-shading-value="0" style:font-size-asian="12pt" style:font-size-complex="12pt"/>
    </style:style>
    <style:style style:name="T68" style:family="text">
      <style:text-properties fo:color="#000000" style:font-name="Droid Sans Mono" fo:font-style="normal" officeooo:rsid="006ad3e3" fo:background-color="#ffffff" loext:char-shading-value="0" style:font-size-asian="12pt" style:font-size-complex="12pt"/>
    </style:style>
    <style:style style:name="T69" style:family="text">
      <style:text-properties fo:color="#000000" style:font-name="Droid Sans Mono" fo:font-style="normal" officeooo:rsid="00421d8f"/>
    </style:style>
    <style:style style:name="T70" style:family="text">
      <style:text-properties fo:color="#000000" style:font-name="Droid Sans Mono" fo:font-style="normal" officeooo:rsid="00392190" fo:background-color="transparent" loext:char-shading-value="0" style:font-size-asian="12pt" style:font-size-complex="12pt"/>
    </style:style>
    <style:style style:name="T71" style:family="text">
      <style:text-properties fo:color="#000000" style:font-name="Droid Sans Mono" fo:font-style="normal" officeooo:rsid="004e9e91" fo:background-color="transparent" loext:char-shading-value="0" style:font-size-asian="12pt" style:font-size-complex="12pt"/>
    </style:style>
    <style:style style:name="T72" style:family="text">
      <style:text-properties fo:color="#000000" style:font-name="OpenSans" fo:font-style="normal" fo:background-color="#ffffff" loext:char-shading-value="0" style:font-size-asian="12pt" style:font-size-complex="12pt"/>
    </style:style>
    <style:style style:name="T73" style:family="text">
      <style:text-properties fo:color="#000000" style:font-name="OpenSans" fo:font-style="normal" officeooo:rsid="0034f564" fo:background-color="#ffffff" loext:char-shading-value="0" style:font-size-asian="12pt" style:font-size-complex="12pt"/>
    </style:style>
    <style:style style:name="T74" style:family="text">
      <style:text-properties fo:color="#000000" style:font-name="OpenSans" fo:font-style="normal" officeooo:rsid="0062b9d9" fo:background-color="#ffffff" loext:char-shading-value="0" style:font-size-asian="12pt" style:font-size-complex="12pt"/>
    </style:style>
    <style:style style:name="T75" style:family="text">
      <style:text-properties fo:color="#000000" style:font-name="OpenSans" fo:font-style="normal" officeooo:rsid="006ad3e3" fo:background-color="#ffffff" loext:char-shading-value="0" style:font-size-asian="12pt" style:font-size-complex="12pt"/>
    </style:style>
    <style:style style:name="T76" style:family="text">
      <style:text-properties fo:color="#000000" style:font-name="OpenSans" fo:font-style="normal" officeooo:rsid="006ca9aa" fo:background-color="#ffffff" loext:char-shading-value="0" style:font-size-asian="12pt" style:font-size-complex="12pt"/>
    </style:style>
    <style:style style:name="T77" style:family="text">
      <style:text-properties fo:color="#000000" style:font-name="OpenSans" fo:font-style="normal" officeooo:rsid="003212cf" fo:background-color="#ffffff" loext:char-shading-value="0" style:font-size-asian="12pt" style:font-size-complex="12pt"/>
    </style:style>
    <style:style style:name="T78" style:family="text">
      <style:text-properties fo:color="#000000" style:font-name="OpenSans" fo:font-style="normal" officeooo:rsid="006ad3e3" fo:background-color="transparent" loext:char-shading-value="0" style:font-size-asian="12pt" style:font-size-complex="12pt"/>
    </style:style>
    <style:style style:name="T79" style:family="text">
      <style:text-properties fo:color="#000000" style:font-name="OpenSans" fo:font-style="normal" officeooo:rsid="00392190" fo:background-color="transparent" loext:char-shading-value="0" style:font-size-asian="12pt" style:font-size-complex="12pt"/>
    </style:style>
    <style:style style:name="T80" style:family="text">
      <style:text-properties fo:color="#000000" style:font-name="OpenSans" fo:font-style="normal" officeooo:rsid="005365e7" fo:background-color="transparent" loext:char-shading-value="0" style:font-size-asian="12pt" style:font-size-complex="12pt"/>
    </style:style>
    <style:style style:name="T81" style:family="text">
      <style:text-properties fo:color="#000000" style:font-name="OpenSans" fo:font-style="normal" officeooo:rsid="0058f6b4" fo:background-color="transparent" loext:char-shading-value="0" style:font-size-asian="12pt" style:font-size-complex="12pt"/>
    </style:style>
    <style:style style:name="T82" style:family="text">
      <style:text-properties fo:color="#000000" style:font-name="OpenSans" fo:font-style="normal" officeooo:rsid="00491716" fo:background-color="transparent" loext:char-shading-value="0" style:font-size-asian="12pt" style:font-size-complex="12pt"/>
    </style:style>
    <style:style style:name="T83" style:family="text">
      <style:text-properties fo:color="#000000" style:font-name="OpenSans" fo:font-style="normal" officeooo:rsid="0042b2a1" fo:background-color="transparent" loext:char-shading-value="0" style:font-size-asian="12pt" style:font-size-complex="12pt"/>
    </style:style>
    <style:style style:name="T84" style:family="text">
      <style:text-properties fo:color="#000000" style:font-name="OpenSans" fo:font-style="normal" officeooo:rsid="006ca9aa" fo:background-color="transparent" loext:char-shading-value="0" style:font-size-asian="12pt" style:font-size-complex="12pt"/>
    </style:style>
    <style:style style:name="T85" style:family="text">
      <style:text-properties fo:color="#000000" style:font-name="OpenSans" fo:font-style="normal" officeooo:rsid="00390372" fo:background-color="transparent" loext:char-shading-value="0" style:font-size-asian="12pt" style:font-size-complex="12pt"/>
    </style:style>
    <style:style style:name="T86" style:family="text">
      <style:text-properties fo:color="#000000" style:font-name="OpenSans" fo:font-style="normal" officeooo:rsid="0036c6ba" fo:background-color="transparent" loext:char-shading-value="0" style:font-size-asian="12pt" style:font-size-complex="12pt"/>
    </style:style>
    <style:style style:name="T87" style:family="text">
      <style:text-properties fo:color="#000000" style:font-name="OpenSans" fo:font-style="normal" officeooo:rsid="0064c411" fo:background-color="transparent" loext:char-shading-value="0" style:font-size-asian="12pt" style:font-size-complex="12pt"/>
    </style:style>
    <style:style style:name="T88" style:family="text">
      <style:text-properties fo:color="#000000" style:font-name="OpenSans" fo:font-style="normal" style:font-size-asian="12pt" style:font-size-complex="12pt"/>
    </style:style>
    <style:style style:name="T89" style:family="text">
      <style:text-properties fo:color="#000000" style:font-name="OpenSans" fo:font-style="normal" officeooo:rsid="00707f72" style:font-size-asian="12pt" style:font-size-complex="12pt"/>
    </style:style>
    <style:style style:name="T90" style:family="text">
      <style:text-properties fo:color="#000000" style:font-name="OpenSans" fo:font-style="normal" officeooo:rsid="006ca9aa" style:font-size-asian="12pt" style:font-size-complex="12pt"/>
    </style:style>
    <style:style style:name="T91" style:family="text">
      <style:text-properties fo:color="#000000" style:font-name="OpenSans" fo:font-style="normal" officeooo:rsid="006ad3e3" style:font-size-asian="12pt" style:font-size-complex="12pt"/>
    </style:style>
    <style:style style:name="T92" style:family="text">
      <style:text-properties fo:color="#000000" style:font-name="OpenSans" fo:font-style="normal" officeooo:rsid="006f17cf" style:font-size-asian="12pt" style:font-size-complex="12pt"/>
    </style:style>
    <style:style style:name="T93" style:family="text">
      <style:text-properties fo:color="#000000" style:font-name="OpenSans" fo:font-style="normal" officeooo:rsid="006dab7c" style:font-size-asian="12pt" style:font-size-complex="12pt"/>
    </style:style>
    <style:style style:name="T94" style:family="text">
      <style:text-properties fo:color="#000000" fo:font-style="normal" officeooo:rsid="0036c6ba" fo:background-color="#ffffff" loext:char-shading-value="0" style:font-size-asian="12pt" style:font-size-complex="12pt"/>
    </style:style>
    <style:style style:name="T95" style:family="text">
      <style:text-properties fo:color="#000000" fo:font-style="normal" officeooo:rsid="0043e795" fo:background-color="#ffffff" loext:char-shading-value="0" style:font-size-asian="12pt" style:font-size-complex="12pt"/>
    </style:style>
    <style:style style:name="T96" style:family="text">
      <style:text-properties fo:color="#000000" fo:background-color="#ffffff" loext:char-shading-value="0" style:font-size-asian="12pt" style:font-size-complex="12pt"/>
    </style:style>
    <style:style style:name="T97" style:family="text">
      <style:text-properties fo:color="#000000" style:text-position="0% 100%" style:font-name="OpenSans" fo:font-style="normal" style:text-underline-style="solid" style:text-underline-width="auto" style:text-underline-color="font-color" officeooo:rsid="005365e7" fo:background-color="transparent" loext:char-shading-value="0" style:font-size-asian="12pt" style:font-weight-asian="normal" style:font-size-complex="12pt" style:font-weight-complex="normal"/>
    </style:style>
    <style:style style:name="T98" style:family="text">
      <style:text-properties fo:color="#000000" style:text-position="0% 100%" style:font-name="OpenSans" fo:font-style="normal" style:text-underline-style="solid" style:text-underline-width="auto" style:text-underline-color="font-color" officeooo:rsid="00392190" fo:background-color="transparent" loext:char-shading-value="0" style:font-size-asian="12pt" style:font-weight-asian="normal" style:font-size-complex="12pt" style:font-weight-complex="normal"/>
    </style:style>
    <style:style style:name="T99" style:family="text">
      <style:text-properties fo:color="#000000" style:text-position="0% 100%" style:font-name="OpenSans" fo:font-style="normal" style:text-underline-style="solid" style:text-underline-width="auto" style:text-underline-color="font-color" officeooo:rsid="006ca9a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color="#000000" style:text-position="0% 100%" style:font-name="OpenSans" fo:font-style="normal" style:text-underline-style="solid" style:text-underline-width="auto" style:text-underline-color="font-color" officeooo:rsid="00392190" fo:background-color="#ffffff" loext:char-shading-value="0" style:font-size-asian="12pt" style:font-weight-asian="normal" style:font-size-complex="12pt" style:font-weight-complex="normal"/>
    </style:style>
    <style:style style:name="T101" style:family="text">
      <style:text-properties fo:color="#000000" style:text-position="0% 100%" style:font-name="Droid Sans Mono" fo:font-style="normal" style:text-underline-style="solid" style:text-underline-width="auto" style:text-underline-color="font-color" officeooo:rsid="00281653" fo:background-color="transparent" loext:char-shading-value="0" style:font-size-asian="12pt" style:font-weight-asian="normal" style:font-size-complex="12pt" style:font-weight-complex="normal"/>
    </style:style>
    <style:style style:name="T102" style:family="text">
      <style:text-properties fo:color="#000000" style:text-position="0% 100%" style:font-name="Droid Sans Mono" fo:font-style="normal" style:text-underline-style="solid" style:text-underline-width="auto" style:text-underline-color="font-color" officeooo:rsid="00392190" fo:background-color="transparent" loext:char-shading-value="0" style:font-size-asian="12pt" style:font-weight-asian="normal" style:font-size-complex="12pt" style:font-weight-complex="normal"/>
    </style:style>
    <style:style style:name="T103" style:family="text">
      <style:text-properties fo:color="#000000" style:text-position="0% 100%" style:font-name="Droid Sans Mono" fo:font-style="normal" style:text-underline-style="solid" style:text-underline-width="auto" style:text-underline-color="font-color" officeooo:rsid="00392190" fo:background-color="#ffffff" loext:char-shading-value="0" style:font-size-asian="12pt" style:font-weight-asian="normal" style:font-size-complex="12pt" style:font-weight-complex="normal"/>
    </style:style>
    <style:style style:name="T104" style:family="text">
      <style:text-properties fo:font-size="12pt"/>
    </style:style>
    <style:style style:name="T105" style:family="text">
      <style:text-properties fo:font-size="12pt" style:font-size-asian="12pt" style:font-size-complex="12pt"/>
    </style:style>
    <style:style style:name="T106" style:family="text">
      <style:text-properties fo:color="#0000ff" style:font-name="OpenSans" fo:font-style="normal" officeooo:rsid="0036c6ba" fo:background-color="transparent" loext:char-shading-value="0" style:font-size-asian="12pt" style:font-size-complex="12pt"/>
    </style:style>
    <style:style style:name="T107" style:family="text">
      <style:text-properties fo:color="#0000ff" style:font-name="OpenSans" fo:font-style="normal" officeooo:rsid="006ca9aa" fo:background-color="transparent" loext:char-shading-value="0" style:font-size-asian="12pt" style:font-size-complex="12pt"/>
    </style:style>
    <style:style style:name="T108" style:family="text">
      <style:text-properties fo:color="#0000ff" style:font-name="OpenSans" fo:font-style="normal" officeooo:rsid="00390372" fo:background-color="transparent" loext:char-shading-value="0" style:font-size-asian="12pt" style:font-size-complex="12pt"/>
    </style:style>
    <style:style style:name="T109" style:family="text">
      <style:text-properties fo:color="#0000ff" style:font-name="OpenSans" fo:font-style="normal" officeooo:rsid="00392190" fo:background-color="transparent" loext:char-shading-value="0" style:font-size-asian="12pt" style:font-size-complex="12pt"/>
    </style:style>
    <style:style style:name="T110" style:family="text">
      <style:text-properties fo:color="#0000ff" style:font-name="OpenSans" fo:font-style="normal" officeooo:rsid="00491716" fo:background-color="transparent" loext:char-shading-value="0" style:font-size-asian="12pt" style:font-size-complex="12pt"/>
    </style:style>
    <style:style style:name="T111" style:family="text">
      <style:text-properties fo:color="#0000ff" style:font-name="OpenSans" fo:font-style="normal" officeooo:rsid="00707f72" fo:background-color="#ffffff" loext:char-shading-value="0"/>
    </style:style>
    <style:style style:name="T112" style:family="text">
      <style:text-properties fo:color="#0000ff" style:font-name="OpenSans" fo:font-style="normal" officeooo:rsid="006ca9aa"/>
    </style:style>
    <style:style style:name="T113" style:family="text">
      <style:text-properties fo:color="#0000ff" style:font-name="Droid Sans Mono" fo:font-size="12pt" officeooo:rsid="00218abb" fo:background-color="transparent" loext:char-shading-value="0" style:font-size-asian="12pt" style:font-size-complex="12pt"/>
    </style:style>
    <style:style style:name="T114" style:family="text">
      <style:text-properties fo:color="#0000ff" style:font-name="Droid Sans Mono" fo:font-style="normal" officeooo:rsid="00392190" fo:background-color="#ffffff" loext:char-shading-value="0" style:font-size-asian="12pt" style:font-size-complex="12pt"/>
    </style:style>
    <style:style style:name="T115" style:family="text">
      <style:text-properties fo:color="#0000ff" style:font-name="Droid Sans Mono" fo:font-style="normal" officeooo:rsid="00392190" fo:background-color="transparent" loext:char-shading-value="0" style:font-size-asian="12pt" style:font-size-complex="12pt"/>
    </style:style>
    <style:style style:name="T116" style:family="text">
      <style:text-properties fo:color="#0000ff" style:font-name="Droid Sans Mono" fo:font-style="normal" officeooo:rsid="004e9e91" fo:background-color="transparent" loext:char-shading-value="0" style:font-size-asian="12pt" style:font-size-complex="12pt"/>
    </style:style>
    <style:style style:name="T117" style:family="text">
      <style:text-properties fo:color="#0000ff" style:text-position="0% 100%" style:font-name="OpenSans" fo:font-style="normal" style:text-underline-style="solid" style:text-underline-width="auto" style:text-underline-color="font-color" officeooo:rsid="006ca9a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color="#0000ff" style:text-position="0% 100%" style:font-name="OpenSans" fo:font-style="normal" style:text-underline-style="solid" style:text-underline-width="auto" style:text-underline-color="font-color" officeooo:rsid="00392190" fo:background-color="transparent" loext:char-shading-value="0" style:font-size-asian="12pt" style:font-weight-asian="normal" style:font-size-complex="12pt" style:font-weight-complex="normal"/>
    </style:style>
    <style:style style:name="T119" style:family="text">
      <style:text-properties fo:color="#0000ff" style:text-position="0% 100%" style:font-name="OpenSans" fo:font-style="normal" style:text-underline-style="solid" style:text-underline-width="auto" style:text-underline-color="font-color" officeooo:rsid="00392190" fo:background-color="#ffffff" loext:char-shading-value="0" style:font-size-asian="12pt" style:font-weight-asian="normal" style:font-size-complex="12pt" style:font-weight-complex="normal"/>
    </style:style>
    <style:style style:name="T120" style:family="text">
      <style:text-properties fo:color="#0000ff" style:text-position="0% 100%" style:font-name="Droid Sans Mono" fo:font-style="normal" style:text-underline-style="solid" style:text-underline-width="auto" style:text-underline-color="font-color" officeooo:rsid="00392190" fo:background-color="#ffffff" loext:char-shading-value="0" style:font-size-asian="12pt" style:font-weight-asian="normal" style:font-size-complex="12pt" style:font-weight-complex="normal"/>
    </style:style>
    <style:style style:name="T121" style:family="text">
      <style:text-properties fo:color="#0000ff" style:text-position="0% 100%" style:font-name="Droid Sans Mono" fo:font-style="normal" style:text-underline-style="solid" style:text-underline-width="auto" style:text-underline-color="font-color" officeooo:rsid="00392190" fo:background-color="transparent" loext:char-shading-value="0" style:font-size-asian="12pt" style:font-weight-asian="normal" style:font-size-complex="12pt" style:font-weight-complex="normal"/>
    </style:style>
    <style:style style:name="T122" style:family="text">
      <style:text-properties fo:color="#0000ff" style:text-position="0% 100%" style:font-name="Droid Sans Mono" fo:font-style="normal" style:text-underline-style="solid" style:text-underline-width="auto" style:text-underline-color="font-color" officeooo:rsid="003bf101" fo:background-color="transparent" loext:char-shading-value="0" style:font-size-asian="12pt" style:font-weight-asian="normal" style:font-size-complex="12pt" style:font-weight-complex="normal"/>
    </style:style>
    <style:style style:name="T123" style:family="text">
      <style:text-properties fo:color="#0000ff" style:text-position="0% 100%" style:font-name="Droid Sans Mono" fo:font-style="normal" style:text-underline-style="solid" style:text-underline-width="auto" style:text-underline-color="font-color" officeooo:rsid="00281653" fo:background-color="transparent" loext:char-shading-value="0" style:font-size-asian="12pt" style:font-weight-asian="normal" style:font-size-complex="12pt" style:font-weight-complex="normal"/>
    </style:style>
    <style:style style:name="T124" style:family="text">
      <style:text-properties fo:color="#0000ff" style:text-position="0% 100%" fo:font-size="12pt" fo:font-style="normal" style:text-underline-style="solid" style:text-underline-width="auto" style:text-underline-color="font-color" officeooo:rsid="006ca9aa" style:font-size-asian="12pt" style:font-weight-asian="normal" style:font-size-complex="12pt" style:font-weight-complex="normal"/>
    </style:style>
    <style:style style:name="T125" style:family="text">
      <style:text-properties fo:color="#0000ff" style:text-position="0% 100%" fo:font-style="normal" style:text-underline-style="solid" style:text-underline-width="auto" style:text-underline-color="font-color" officeooo:rsid="006ca9aa" style:font-size-asian="12pt" style:font-weight-asian="normal" style:font-size-complex="12pt" style:font-weight-complex="normal"/>
    </style:style>
    <style:style style:name="T126" style:family="text">
      <style:text-properties fo:background-color="transparent" loext:char-shading-value="0"/>
    </style:style>
    <style:style style:name="T127" style:family="text">
      <style:text-properties officeooo:rsid="005365e7"/>
    </style:style>
    <style:style style:name="T128" style:family="text">
      <style:text-properties officeooo:rsid="0058f6b4"/>
    </style:style>
    <style:style style:name="T129" style:family="text">
      <style:text-properties style:font-name="OpenSans" fo:font-style="normal" officeooo:rsid="00707f72" fo:background-color="#ffffff" loext:char-shading-value="0"/>
    </style:style>
    <style:style style:name="T130" style:family="text">
      <style:text-properties style:font-name="OpenSans" fo:font-style="normal" officeooo:rsid="006ca9aa"/>
    </style:style>
    <style:style style:name="T131" style:family="text">
      <style:text-properties style:font-name="Source Sans Pro" officeooo:rsid="004a4929" style:font-size-asian="12pt" style:font-size-complex="12pt"/>
    </style:style>
    <style:style style:name="T132" style:family="text">
      <style:text-properties fo:font-style="normal" fo:background-color="#ffffff" loext:char-shading-value="0"/>
    </style:style>
    <style:style style:name="T133" style:family="text">
      <style:text-properties style:text-position="0% 100%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style:text-position="0% 100%" fo:font-style="normal" style:text-underline-style="solid" style:text-underline-width="auto" style:text-underline-color="font-color" officeooo:rsid="006ca9aa" style:font-size-asian="12pt" style:font-weight-asian="normal" style:font-size-complex="12pt" style:font-weight-complex="normal"/>
    </style:style>
    <style:style style:name="T135" style:family="text">
      <style:text-properties fo:color="#505050" style:font-name="OpenSans" fo:font-style="normal" officeooo:rsid="00392190" fo:background-color="transparent" loext:char-shading-value="0" style:font-size-asian="12pt" style:font-size-complex="12pt"/>
    </style:style>
    <style:style style:name="T136" style:family="text">
      <style:text-properties fo:color="#505050" style:font-name="OpenSans" fo:font-style="normal" officeooo:rsid="00491716" fo:background-color="transparent" loext:char-shading-value="0" style:font-size-asian="12pt" style:font-size-complex="12pt"/>
    </style:style>
    <style:style style:name="T137" style:family="text">
      <style:text-properties fo:color="#505050" style:font-name="OpenSans" fo:font-style="normal" officeooo:rsid="005365e7" fo:background-color="transparent" loext:char-shading-value="0" style:font-size-asian="12pt" style:font-size-complex="12pt"/>
    </style:style>
    <style:style style:name="T138" style:family="text">
      <style:text-properties fo:color="#505050" style:font-name="OpenSans" fo:font-style="normal" officeooo:rsid="0058f6b4" fo:background-color="transparent" loext:char-shading-value="0" style:font-size-asian="12pt" style:font-size-complex="12pt"/>
    </style:style>
    <style:style style:name="T139" style:family="text">
      <style:text-properties fo:color="#505050" style:font-name="OpenSans" fo:font-style="normal" officeooo:rsid="0064c411" fo:background-color="transparent" loext:char-shading-value="0" style:font-size-asian="12pt" style:font-size-complex="12pt"/>
    </style:style>
    <style:style style:name="T140" style:family="text">
      <style:text-properties fo:color="#505050" style:font-name="OpenSans" fo:font-style="normal" officeooo:rsid="006908a7" fo:background-color="transparent" loext:char-shading-value="0" style:font-size-asian="12pt" style:font-size-complex="12pt"/>
    </style:style>
    <style:style style:name="T141" style:family="text">
      <style:text-properties fo:color="#505050" style:text-position="0% 100%" style:font-name="OpenSans" fo:font-style="normal" style:text-underline-style="solid" style:text-underline-width="auto" style:text-underline-color="font-color" officeooo:rsid="005365e7" fo:background-color="transparent" loext:char-shading-value="0" style:font-size-asian="12pt" style:font-weight-asian="normal" style:font-size-complex="12pt" style:font-weight-complex="normal"/>
    </style:style>
    <style:style style:name="T142" style:family="text">
      <style:text-properties fo:color="#505050" style:font-name="Droid Sans Mono" fo:font-style="normal" officeooo:rsid="00281653" fo:background-color="#ffffff" loext:char-shading-value="0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Emphasis"><text:span text:style-name="T49">Api Name : </text:span></text:span><text:span text:style-name="Emphasis"><text:span text:style-name="T91">Add products</text:span></text:span></text:p>
      <text:p text:style-name="P24"><text:span text:style-name="Emphasis"><text:span text:style-name="T49">Url : </text:span></text:span><text:a xlink:type="simple" xlink:href="http://localhost:3000/products/add-products" text:style-name="Internet_20_link" text:visited-style-name="Visited_20_Internet_20_Link"><text:span text:style-name="Emphasis"><text:span text:style-name="T88">http://localhost:3000/products/add-products</text:span></text:span></text:a></text:p>
      <text:p text:style-name="P24"><text:span text:style-name="Emphasis"><text:span text:style-name="T49">Method : </text:span></text:span><text:span text:style-name="Emphasis"><text:span text:style-name="T91">POST</text:span></text:span></text:p>
      <text:p text:style-name="P24"><text:span text:style-name="Emphasis"><text:span text:style-name="T49">Params: </text:span></text:span><text:span text:style-name="Emphasis"><text:span text:style-name="T91">body</text:span></text:span></text:p>
      <text:p text:style-name="P24"><text:span text:style-name="Emphasis"><text:span text:style-name="T78">{</text:span></text:span></text:p>
      <text:p text:style-name="P24"><text:span text:style-name="Emphasis"><text:span text:style-name="T1">"product_id":"321974",</text:span></text:span></text:p>
      <text:p text:style-name="P25"><text:span text:style-name="Emphasis"><text:span text:style-name="T1"><text:tab/>"title":"Gothic Video Game",</text:span></text:span></text:p>
      <text:p text:style-name="P25"><text:span text:style-name="Emphasis"><text:span text:style-name="T1"><text:tab/>"description":"Awesome Game!!!!",</text:span></text:span></text:p>
      <text:p text:style-name="P25"><text:span text:style-name="Emphasis"><text:span text:style-name="T1"><text:tab/>"photos":"https://upload.wikimedia.org/wikipedia/en/5//Gothiccover.png",</text:span></text:span></text:p>
      <text:p text:style-name="P25"><text:span text:style-name="Emphasis"><text:span text:style-name="T1"><text:tab/>"price":"20",</text:span></text:span></text:p>
      <text:p text:style-name="P25"><text:span text:style-name="Emphasis"><text:span text:style-name="T1"><text:s text:c="4"/><text:tab/>"category" : "sportswear",</text:span></text:span></text:p>
      <text:p text:style-name="P24"><text:span text:style-name="Emphasis"><text:span text:style-name="T1"><text:s text:c="4"/><text:tab/>"sku" : "725456"</text:span></text:span></text:p>
      <text:p text:style-name="P24"><text:span text:style-name="Emphasis"><text:span text:style-name="T78">}</text:span></text:span></text:p>
      <text:p text:style-name="P24"><text:span text:style-name="Emphasis"><text:span text:style-name="T49"/></text:span></text:p>
      <text:p text:style-name="P24"><text:span text:style-name="Emphasis"><text:span text:style-name="T49">Api Name : </text:span></text:span><text:span text:style-name="Emphasis"><text:span text:style-name="T91">Get products list</text:span></text:span></text:p>
      <text:p text:style-name="P24"><text:span text:style-name="Emphasis"><text:span text:style-name="T49">Url : </text:span></text:span><text:a xlink:type="simple" xlink:href="http://localhost:3000/products/all-products" text:style-name="Internet_20_link" text:visited-style-name="Visited_20_Internet_20_Link"><text:span text:style-name="Emphasis"><text:span text:style-name="T88">http://localhost:3000/products/</text:span></text:span></text:a><text:a xlink:type="simple" xlink:href="http://localhost:3000/products/all-products" text:style-name="Internet_20_link" text:visited-style-name="Visited_20_Internet_20_Link"><text:span text:style-name="Emphasis"><text:span text:style-name="T68">all-products</text:span></text:span></text:a></text:p>
      <text:p text:style-name="P24"><text:span text:style-name="Emphasis"><text:span text:style-name="T49">Method : </text:span></text:span><text:span text:style-name="Emphasis"><text:span text:style-name="T91">GET</text:span></text:span></text:p>
      <text:p text:style-name="P24"><text:span text:style-name="Emphasis"><text:span text:style-name="T49">Params: </text:span></text:span><text:span text:style-name="Emphasis"><text:span text:style-name="T91">null</text:span></text:span></text:p>
      <text:p text:style-name="P25"><text:span text:style-name="Emphasis"><text:span text:style-name="T1"><text:tab/></text:span></text:span></text:p>
      <text:p text:style-name="P24"><text:span text:style-name="Emphasis"><text:span text:style-name="T49">Api Name : </text:span></text:span><text:span text:style-name="Emphasis"><text:span text:style-name="T91">Pic upload to a item</text:span></text:span></text:p>
      <text:p text:style-name="P24"><text:span text:style-name="Emphasis"><text:span text:style-name="T49">Url : </text:span></text:span><text:a xlink:type="simple" xlink:href="http://localhost:3000/products/pic-upload" text:style-name="Internet_20_link" text:visited-style-name="Visited_20_Internet_20_Link"><text:span text:style-name="Emphasis"><text:span text:style-name="T72">http://localhost:3000/products/</text:span></text:span></text:a><text:a xlink:type="simple" xlink:href="http://localhost:3000/products/pic-upload" text:style-name="Internet_20_link" text:visited-style-name="Visited_20_Internet_20_Link"><text:span text:style-name="Emphasis"><text:span text:style-name="T65">pic-upload</text:span></text:span></text:a></text:p>
      <text:p text:style-name="P24"><text:span text:style-name="Emphasis"><text:span text:style-name="T49">Method : </text:span></text:span><text:span text:style-name="Emphasis"><text:span text:style-name="T91">POST</text:span></text:span></text:p>
      <text:p text:style-name="P24"><text:span text:style-name="Emphasis"><text:span text:style-name="T49">Params: </text:span></text:span><text:span text:style-name="Emphasis"><text:span text:style-name="T91">body</text:span></text:span></text:p>
      <text:p text:style-name="P69"><text:span text:style-name="Emphasis"><text:span text:style-name="T19">{</text:span></text:span></text:p>
      <text:p text:style-name="P69"><text:span text:style-name="Emphasis"><text:span text:style-name="T19">“_id”: “”,</text:span></text:span></text:p>
      <text:p text:style-name="P69"><text:span text:style-name="Emphasis"><text:span text:style-name="T19">“pic” : </text:span></text:span><text:span text:style-name="Emphasis"><text:span text:style-name="T20">attach the file</text:span></text:span></text:p>
      <text:p text:style-name="P69"><text:span text:style-name="Emphasis"><text:span text:style-name="T19">}</text:span></text:span></text:p>
      <text:p text:style-name="P70"><text:span text:style-name="Emphasis"><text:span text:style-name="T10"/></text:span></text:p>
      <text:p text:style-name="P24"><text:span text:style-name="Emphasis"><text:span text:style-name="T49">Api Name :</text:span></text:span><text:span text:style-name="Emphasis"><text:span text:style-name="T91"> Check if product id is valid(internal api)</text:span></text:span></text:p>
      <text:p text:style-name="P24"><text:span text:style-name="Emphasis"><text:span text:style-name="T49">Url : </text:span></text:span><text:span text:style-name="Emphasis"><text:span text:style-name="T65">http://localhost:3000/products/is-product</text:span></text:span></text:p>
      <text:p text:style-name="P24"><text:span text:style-name="Emphasis"><text:span text:style-name="T49">Method : </text:span></text:span><text:span text:style-name="Emphasis"><text:span text:style-name="T91">POST</text:span></text:span></text:p>
      <text:p text:style-name="P24"><text:span text:style-name="Emphasis"><text:span text:style-name="T49">Params: </text:span></text:span></text:p>
      <text:p text:style-name="P24"><text:span text:style-name="Emphasis"><text:span text:style-name="T66">{</text:span></text:span></text:p>
      <text:p text:style-name="P24"><text:span text:style-name="Emphasis"><text:span text:style-name="T66">5a9fde983a5f034d0bfacb82</text:span></text:span></text:p>
      <text:p text:style-name="P24"><text:span text:style-name="Emphasis"><text:span text:style-name="T19">}</text:span></text:span></text:p>
      <text:p text:style-name="P1"><text:span text:style-name="Emphasis"><text:span text:style-name="T43"/></text:span></text:p>
      <text:p text:style-name="P24"><text:span text:style-name="Emphasis"><text:span text:style-name="T49">Api Name : </text:span></text:span><text:span text:style-name="Emphasis"><text:span text:style-name="T91">Check if product id is valid(internal api)</text:span></text:span></text:p>
      <text:p text:style-name="P24"><text:span text:style-name="Emphasis"><text:span text:style-name="T49">Url : </text:span></text:span><text:span text:style-name="Emphasis"><text:span text:style-name="T77">http://localhost:3000/cart/add-to-cart/:</text:span></text:span><text:span text:style-name="Emphasis"><text:span text:style-name="T75">id</text:span></text:span></text:p>
      <text:p text:style-name="P24"><text:span text:style-name="Emphasis"><text:span text:style-name="T49">Method : </text:span></text:span><text:span text:style-name="Emphasis"><text:span text:style-name="T91">GET</text:span></text:span></text:p>
      <text:p text:style-name="P24"><text:span text:style-name="Emphasis"><text:span text:style-name="T49">Params: </text:span></text:span><text:span text:style-name="Emphasis"><text:span text:style-name="T77">5a9fbc695f2def11d11a33f3</text:span></text:span></text:p>
      <text:p text:style-name="P24"><text:span text:style-name="Emphasis"><text:span text:style-name="T44"/></text:span></text:p>
      <text:p text:style-name="P24"><text:span text:style-name="Emphasis"><text:span text:style-name="T49">Api Name : </text:span></text:span><text:span text:style-name="Emphasis"><text:span text:style-name="T91">Add item to Cart</text:span></text:span></text:p>
      <text:p text:style-name="P24"><text:span text:style-name="Emphasis"><text:span text:style-name="T49">Url : </text:span></text:span><text:span text:style-name="Emphasis"><text:span text:style-name="T77">http://localhost:3000/cart/add-to-cart/:</text:span></text:span><text:span text:style-name="Emphasis"><text:span text:style-name="T75">id</text:span></text:span></text:p>
      <text:p text:style-name="P24"><text:span text:style-name="Emphasis"><text:span text:style-name="T49">Method : </text:span></text:span><text:span text:style-name="Emphasis"><text:span text:style-name="T91">GET</text:span></text:span></text:p>
      <text:p text:style-name="P24"><text:span text:style-name="Emphasis"><text:span text:style-name="T58">Params: </text:span></text:span><text:span text:style-name="Emphasis"><text:span text:style-name="T77">5a9fde983a5f034d0bfacb82</text:span></text:span></text:p>
      <text:p text:style-name="P1"><text:span text:style-name="Emphasis"><text:span text:style-name="T41"/></text:span></text:p>
      <text:p text:style-name="P1"><text:span text:style-name="Emphasis"><text:span text:style-name="T41"/></text:span></text:p>
      <text:p text:style-name="P1"><text:span text:style-name="Emphasis"><text:span text:style-name="T41"/></text:span></text:p>
      <text:p text:style-name="P1"><text:span text:style-name="Emphasis"><text:span text:style-name="T41"/></text:span></text:p>
      <text:p text:style-name="P1"><text:span text:style-name="Emphasis"><text:span text:style-name="T41"/></text:span></text:p>
      <text:p text:style-name="P1"><text:span text:style-name="Emphasis"><text:span text:style-name="T41"/></text:span></text:p>
      <text:p text:style-name="P1"><text:span text:style-name="Emphasis"><text:span text:style-name="T41"/></text:span></text:p>
      <text:p text:style-name="P27"><text:soft-page-break/><text:span text:style-name="Emphasis"><text:span text:style-name="T49">Api Name : </text:span></text:span><text:span text:style-name="Emphasis"><text:span text:style-name="T90">Check if coupon is valid(internal api)</text:span></text:span></text:p>
      <text:p text:style-name="P27"><text:span text:style-name="Emphasis"><text:span text:style-name="T49">Url :</text:span></text:span><text:span text:style-name="Emphasis"><text:span text:style-name="T91"> </text:span></text:span><text:span text:style-name="Emphasis"><text:span text:style-name="T65">http://localhost:3000/coupons/is-coupon</text:span></text:span></text:p>
      <text:p text:style-name="P27"><text:span text:style-name="Emphasis"><text:span text:style-name="T49">Method : </text:span></text:span><text:span text:style-name="Emphasis"><text:span text:style-name="T90">POST</text:span></text:span></text:p>
      <text:p text:style-name="P27"><text:span text:style-name="Emphasis"><text:span text:style-name="T58">Params: </text:span></text:span><text:span text:style-name="Emphasis"><text:span text:style-name="T76">body</text:span></text:span></text:p>
      <text:p text:style-name="P27"><text:span text:style-name="Emphasis"><text:span text:style-name="T73">{</text:span></text:span></text:p>
      <text:p text:style-name="P27"><text:span text:style-name="Emphasis"><text:span text:style-name="T73"><text:tab/>"code" : "minus50"</text:span></text:span></text:p>
      <text:p text:style-name="P27"><text:span text:style-name="Emphasis"><text:span text:style-name="T73">}</text:span></text:span></text:p>
      <text:p text:style-name="P27"><text:span text:style-name="Emphasis"><text:span text:style-name="T73"/></text:span></text:p>
      <text:p text:style-name="P32"><text:span text:style-name="Emphasis"><text:span text:style-name="T49">Api Name :</text:span></text:span><text:span text:style-name="Emphasis"><text:span text:style-name="T91"> </text:span></text:span><text:span text:style-name="Emphasis"><text:span text:style-name="T89">Apply coupon</text:span></text:span></text:p>
      <text:p text:style-name="P32"><text:span text:style-name="Emphasis"><text:span text:style-name="T49">Url : </text:span></text:span><text:span text:style-name="Emphasis"><text:span text:style-name="T7"><text:s/></text:span></text:span><text:a xlink:type="simple" xlink:href="http://localhost:3000/cart/apply-coupon" text:style-name="Internet_20_link" text:visited-style-name="Visited_20_Internet_20_Link"><text:span text:style-name="Emphasis"><text:span text:style-name="T87">http://localhost:3000/cart/apply-coupon</text:span></text:span></text:a></text:p>
      <text:p text:style-name="P32"><text:span text:style-name="Emphasis"><text:span text:style-name="T49">Method : </text:span></text:span><text:span text:style-name="Emphasis"><text:span text:style-name="T90">POST</text:span></text:span></text:p>
      <text:p text:style-name="P80"><text:span text:style-name="Emphasis"><text:span text:style-name="T15">Params: <text:s/></text:span></text:span><text:span text:style-name="Emphasis"><text:span text:style-name="T35">body</text:span></text:span></text:p>
      <text:p text:style-name="P40">{</text:p>
      <text:p text:style-name="P40"><text:tab/>"code" : "discount10"</text:p>
      <text:p text:style-name="P47"><text:span text:style-name="Emphasis"><text:span text:style-name="T140">}</text:span></text:span></text:p>
      <text:p text:style-name="P27"><text:span text:style-name="Emphasis"><text:span text:style-name="T73"/></text:span></text:p>
      <text:p text:style-name="P27"><text:span text:style-name="Emphasis"><text:span text:style-name="T49">Api Name : </text:span></text:span><text:span text:style-name="Emphasis"><text:span text:style-name="T90">Checkout(shipping is checked here)</text:span></text:span></text:p>
      <text:p text:style-name="P27"><text:span text:style-name="Emphasis"><text:span text:style-name="T49">Url : </text:span></text:span><text:span text:style-name="Emphasis"><text:span text:style-name="T73">http://localhost:3000/cart/checkout</text:span></text:span></text:p>
      <text:p text:style-name="P27"><text:span text:style-name="Emphasis"><text:span text:style-name="T49">Method : </text:span></text:span><text:span text:style-name="Emphasis"><text:span text:style-name="T90">POST</text:span></text:span></text:p>
      <text:p text:style-name="P27"><text:span text:style-name="Emphasis"><text:span text:style-name="T58">Params: </text:span></text:span><text:span text:style-name="Emphasis"><text:span text:style-name="T76">body</text:span></text:span></text:p>
      <text:p text:style-name="P27"><text:span text:style-name="Emphasis"><text:span text:style-name="T74">(optional <text:s/>param)</text:span></text:span></text:p>
      <text:p text:style-name="P27"><text:span text:style-name="Emphasis"><text:span text:style-name="T74">{</text:span></text:span></text:p>
      <text:p text:style-name="P27"><text:span text:style-name="Emphasis"><text:span text:style-name="T74"><text:tab/>"shipping" : "pickup"</text:span></text:span></text:p>
      <text:p text:style-name="P27"><text:span text:style-name="Emphasis"><text:span text:style-name="T74">}</text:span></text:span></text:p>
      <text:p text:style-name="P28"><text:span text:style-name="Emphasis"><text:span text:style-name="T57"/></text:span></text:p>
      <text:p text:style-name="P27"><text:span text:style-name="Emphasis"><text:span text:style-name="T49">Api Name : </text:span></text:span><text:span text:style-name="Emphasis"><text:span text:style-name="T90">Check current items present in the cart </text:span></text:span></text:p>
      <text:p text:style-name="P27"><text:span text:style-name="Emphasis"><text:span text:style-name="T49">Url : </text:span></text:span><text:a xlink:type="simple" xlink:href="http://localhost:3000/cart/shopping-cart" text:style-name="Internet_20_link" text:visited-style-name="Visited_20_Internet_20_Link"><text:span text:style-name="Emphasis"><text:span text:style-name="T96">http://localhost:3000/cart/shopping-cart</text:span></text:span></text:a></text:p>
      <text:p text:style-name="P27"><text:span text:style-name="Emphasis"><text:span text:style-name="T49">Method : </text:span></text:span><text:span text:style-name="Emphasis"><text:span text:style-name="T91">GET</text:span></text:span></text:p>
      <text:p text:style-name="P27"><text:span text:style-name="Emphasis"><text:span text:style-name="T58">Params: </text:span></text:span><text:span text:style-name="Emphasis"><text:span text:style-name="T76">null</text:span></text:span></text:p>
      <text:p text:style-name="P27"><text:span text:style-name="Emphasis"><text:span text:style-name="T41"/></text:span></text:p>
      <text:p text:style-name="P27"><text:span text:style-name="Emphasis"><text:span text:style-name="T106"/></text:span></text:p>
      <text:p text:style-name="P27"><text:span text:style-name="Emphasis"><text:span text:style-name="T49">Api Name : </text:span></text:span><text:span text:style-name="Emphasis"><text:span text:style-name="T90">Decrement specific item from the cart</text:span></text:span></text:p>
      <text:p text:style-name="P27"><text:span text:style-name="Emphasis"><text:span text:style-name="T49">Url : </text:span></text:span><text:a xlink:type="simple" xlink:href="http://localhost:3000/cart/reduce/5a9fbc695f2def11d11a33f3" text:style-name="Internet_20_link" text:visited-style-name="Visited_20_Internet_20_Link"><text:span text:style-name="Emphasis">http://localhost:3000/cart/reduce/</text:span></text:a><text:span text:style-name="Emphasis"><text:span text:style-name="T86">:</text:span></text:span><text:span text:style-name="Emphasis"><text:span text:style-name="T84">id</text:span></text:span></text:p>
      <text:p text:style-name="P27"><text:span text:style-name="Emphasis"><text:span text:style-name="T49">Method : </text:span></text:span><text:span text:style-name="Emphasis"><text:span text:style-name="T91">GET</text:span></text:span></text:p>
      <text:p text:style-name="P27"><text:span text:style-name="Emphasis"><text:span text:style-name="T58">Params:</text:span></text:span><text:span text:style-name="Emphasis"><text:span text:style-name="T75"> </text:span></text:span><text:a xlink:type="simple" xlink:href="http://localhost:3000/cart/reduce/5a9fbc695f2def11d11a33f3" text:style-name="Internet_20_link" text:visited-style-name="Visited_20_Internet_20_Link"><text:span text:style-name="Emphasis"><text:span text:style-name="T86">5a9fbc695f2def11d11a33f3</text:span></text:span></text:a></text:p>
      <text:p text:style-name="P27"><text:span text:style-name="Emphasis"><text:span text:style-name="T41"/></text:span></text:p>
      <text:p text:style-name="P27"><text:span text:style-name="Emphasis"><text:span text:style-name="T49">Api Name : </text:span></text:span><text:span text:style-name="Emphasis"><text:span text:style-name="T90">Remove all specific item from the cart</text:span></text:span></text:p>
      <text:p text:style-name="P27"><text:span text:style-name="Emphasis"><text:span text:style-name="T49">Url : </text:span></text:span><text:span text:style-name="Emphasis"><text:span text:style-name="T85">http://localhost:3000/cart/remove/:</text:span></text:span><text:span text:style-name="Emphasis"><text:span text:style-name="T84">id</text:span></text:span></text:p>
      <text:p text:style-name="P27"><text:span text:style-name="Emphasis"><text:span text:style-name="T49">Method : </text:span></text:span><text:span text:style-name="Emphasis"><text:span text:style-name="T91">GET</text:span></text:span></text:p>
      <text:p text:style-name="P27"><text:span text:style-name="Emphasis"><text:span text:style-name="T58">Params: </text:span></text:span><text:span text:style-name="Emphasis"><text:span text:style-name="T85">5a9fde983a5f034d0bfacb82</text:span></text:span></text:p>
      <text:p text:style-name="P72"><text:span text:style-name="Emphasis"><text:span text:style-name="T30"><text:s/></text:span></text:span></text:p>
      <text:p text:style-name="P27"><text:span text:style-name="Emphasis"><text:span text:style-name="T49">Api Name : </text:span></text:span><text:span text:style-name="Emphasis"><text:span text:style-name="T90">Place</text:span></text:span><text:span text:style-name="Emphasis"><text:span text:style-name="T50"> </text:span></text:span><text:span text:style-name="Emphasis"><text:span text:style-name="T90">order</text:span></text:span></text:p>
      <text:p text:style-name="P27"><text:span text:style-name="Emphasis"><text:span text:style-name="T49">Url :</text:span></text:span><text:span text:style-name="Emphasis"><text:span text:style-name="T91"> </text:span></text:span><text:a xlink:type="simple" xlink:href="http://localhost:3000/cart/place-order-cod" text:style-name="Internet_20_link" text:visited-style-name="Visited_20_Internet_20_Link"><text:span text:style-name="Emphasis"><text:span text:style-name="T72">http://localhost:3000/cart/place-order-cod</text:span></text:span></text:a></text:p>
      <text:p text:style-name="P27"><text:span text:style-name="Emphasis"><text:span text:style-name="T49">Method : </text:span></text:span><text:span text:style-name="Emphasis"><text:span text:style-name="T90">POST</text:span></text:span></text:p>
      <text:p text:style-name="P27"><text:span text:style-name="Emphasis"><text:span text:style-name="T58">Params: </text:span></text:span><text:span text:style-name="Emphasis"><text:span text:style-name="T76">body</text:span></text:span></text:p>
      <text:p text:style-name="P27"><text:span text:style-name="Emphasis"><text:span text:style-name="T94">{</text:span></text:span></text:p>
      <text:p text:style-name="P27"><text:span text:style-name="Emphasis"><text:span text:style-name="T94"><text:tab/></text:span></text:span><text:span text:style-name="Emphasis"><text:span text:style-name="T95">{</text:span></text:span></text:p>
      <text:p text:style-name="P27"><text:span text:style-name="Emphasis"><text:span text:style-name="T95"><text:tab/>"name":"rahul",</text:span></text:span></text:p>
      <text:p text:style-name="P27"><text:span text:style-name="Emphasis"><text:span text:style-name="T95"><text:tab/>"billing_address" : {</text:span></text:span></text:p>
      <text:p text:style-name="P27"><text:span text:style-name="Emphasis"><text:span text:style-name="T95"><text:s text:c="6"/>"name" : "rahul",</text:span></text:span></text:p>
      <text:p text:style-name="P27"><text:span text:style-name="Emphasis"><text:span text:style-name="T95"><text:s text:c="6"/>"street" : "lohi road",</text:span></text:span></text:p>
      <text:p text:style-name="P27"><text:span text:style-name="Emphasis"><text:span text:style-name="T95"><text:s text:c="6"/>"city" : "noida",</text:span></text:span></text:p>
      <text:p text:style-name="P27"><text:soft-page-break/><text:span text:style-name="Emphasis"><text:span text:style-name="T95"><text:s text:c="6"/>"state" : "up",</text:span></text:span></text:p>
      <text:p text:style-name="P27"><text:span text:style-name="Emphasis"><text:span text:style-name="T95"><text:s text:c="6"/>"pin" :"201301",</text:span></text:span></text:p>
      <text:p text:style-name="P27"><text:span text:style-name="Emphasis"><text:span text:style-name="T95"><text:s text:c="6"/>"country" :"india"</text:span></text:span></text:p>
      <text:p text:style-name="P27"><text:span text:style-name="Emphasis"><text:span text:style-name="T95"><text:s text:c="4"/>},</text:span></text:span></text:p>
      <text:p text:style-name="P27"><text:span text:style-name="Emphasis"><text:span text:style-name="T95"><text:s text:c="4"/>"shipping_address" : {</text:span></text:span></text:p>
      <text:p text:style-name="P27"><text:span text:style-name="Emphasis"><text:span text:style-name="T95"><text:s text:c="6"/>"name" : "rahul",</text:span></text:span></text:p>
      <text:p text:style-name="P27"><text:span text:style-name="Emphasis"><text:span text:style-name="T95"><text:s text:c="6"/>"street" : "lohi road",</text:span></text:span></text:p>
      <text:p text:style-name="P27"><text:span text:style-name="Emphasis"><text:span text:style-name="T95"><text:s text:c="6"/>"city" : "noida",</text:span></text:span></text:p>
      <text:p text:style-name="P27"><text:span text:style-name="Emphasis"><text:span text:style-name="T95"><text:s text:c="6"/>"state" : "up",</text:span></text:span></text:p>
      <text:p text:style-name="P27"><text:span text:style-name="Emphasis"><text:span text:style-name="T95"><text:s text:c="6"/>"pin" :"201301",</text:span></text:span></text:p>
      <text:p text:style-name="P27"><text:span text:style-name="Emphasis"><text:span text:style-name="T95"><text:s text:c="6"/>"country" :"india"</text:span></text:span></text:p>
      <text:p text:style-name="P27"><text:span text:style-name="Emphasis"><text:span text:style-name="T95"><text:s text:c="4"/>}</text:span></text:span></text:p>
      <text:p text:style-name="P27"><text:span text:style-name="Emphasis"><text:span text:style-name="T95">}</text:span></text:span></text:p>
      <text:p text:style-name="P27"><text:span text:style-name="Emphasis"><text:span text:style-name="T94">}</text:span></text:span></text:p>
      <text:p text:style-name="P29"><text:span text:style-name="Emphasis"><text:span text:style-name="T54"/></text:span></text:p>
      <text:p text:style-name="P27"><text:span text:style-name="Emphasis"><text:span text:style-name="T49">Api Name : </text:span></text:span><text:span text:style-name="Emphasis"><text:span text:style-name="T90">Clean cart</text:span></text:span></text:p>
      <text:p text:style-name="P27"><text:span text:style-name="Emphasis"><text:span text:style-name="T49">Url : </text:span></text:span><text:a xlink:type="simple" xlink:href="http://localhost:3000/cart/clear-cart" text:style-name="Internet_20_link" text:visited-style-name="Visited_20_Internet_20_Link"><text:span text:style-name="Emphasis"><text:span text:style-name="T99">http://localhost:3000/cart/clear-cart</text:span></text:span></text:a></text:p>
      <text:p text:style-name="P27"><text:span text:style-name="Emphasis"><text:span text:style-name="T49">Method : </text:span></text:span><text:span text:style-name="Emphasis"><text:span text:style-name="T91">GET</text:span></text:span></text:p>
      <text:p text:style-name="P27"><text:span text:style-name="Emphasis"><text:span text:style-name="T58">Params: </text:span></text:span><text:span text:style-name="Emphasis"><text:span text:style-name="T84">null</text:span></text:span></text:p>
      <text:p text:style-name="P72"><text:span text:style-name="Emphasis"><text:span text:style-name="T133"/></text:span></text:p>
      <text:p text:style-name="P27"><text:span text:style-name="Emphasis"><text:span text:style-name="T49">Api Name : </text:span></text:span><text:span text:style-name="Emphasis"><text:span text:style-name="T90">User Logout</text:span></text:span></text:p>
      <text:p text:style-name="P27"><text:span text:style-name="Emphasis"><text:span text:style-name="T49">Url : </text:span></text:span><text:span text:style-name="Emphasis"><text:span text:style-name="T98">http://localhost:3000/user/passport-logout</text:span></text:span></text:p>
      <text:p text:style-name="P27"><text:span text:style-name="Emphasis"><text:span text:style-name="T49">Method : </text:span></text:span><text:span text:style-name="Emphasis"><text:span text:style-name="T91">GET</text:span></text:span></text:p>
      <text:p text:style-name="P27"><text:span text:style-name="Emphasis"><text:span text:style-name="T58">Params: </text:span></text:span><text:span text:style-name="Emphasis"><text:span text:style-name="T84">null</text:span></text:span></text:p>
      <text:p text:style-name="P71"><text:span text:style-name="Emphasis"><text:span text:style-name="T32"/></text:span></text:p>
      <text:p text:style-name="P30"><text:span text:style-name="Emphasis"><text:span text:style-name="T49">Api Name : </text:span></text:span><text:span text:style-name="Emphasis"><text:span text:style-name="T90">User </text:span></text:span><text:span text:style-name="Emphasis"><text:span text:style-name="T93">Profile</text:span></text:span></text:p>
      <text:p text:style-name="P30"><text:span text:style-name="Emphasis"><text:span text:style-name="T49">Url :</text:span></text:span><text:span text:style-name="Emphasis"><text:span text:style-name="T91"> </text:span></text:span><text:span text:style-name="Emphasis"><text:span text:style-name="T98">http://localhost:3000/user/profile</text:span></text:span></text:p>
      <text:p text:style-name="P30"><text:span text:style-name="Emphasis"><text:span text:style-name="T49">Method : </text:span></text:span><text:span text:style-name="Emphasis"><text:span text:style-name="T91">GET</text:span></text:span></text:p>
      <text:p text:style-name="P73"><text:span text:style-name="Emphasis"><text:span text:style-name="T11">Params: </text:span></text:span><text:span text:style-name="Emphasis"><text:span text:style-name="T28">null</text:span></text:span></text:p>
      <text:p text:style-name="P9"><text:span text:style-name="Emphasis"><text:span text:style-name="T29"/></text:span></text:p>
      <text:p text:style-name="P30"><text:span text:style-name="Emphasis"><text:span text:style-name="T49">Api Name : </text:span></text:span><text:span text:style-name="Emphasis"><text:span text:style-name="T93">Update User Profile</text:span></text:span></text:p>
      <text:p text:style-name="P30"><text:span text:style-name="Emphasis"><text:span text:style-name="T49">Url : </text:span></text:span><text:span text:style-name="Emphasis"><text:span text:style-name="T79">http://localhost:3000/user/update-profile</text:span></text:span></text:p>
      <text:p text:style-name="P30"><text:span text:style-name="Emphasis"><text:span text:style-name="T49">Method : </text:span></text:span><text:span text:style-name="Emphasis"><text:span text:style-name="T90">POST</text:span></text:span></text:p>
      <text:p text:style-name="P30"><text:span text:style-name="Emphasis"><text:span text:style-name="T58">Params: </text:span></text:span><text:span text:style-name="Emphasis"><text:span text:style-name="T76">body</text:span></text:span></text:p>
      <text:p text:style-name="P77">{</text:p>
      <text:p text:style-name="P77"><text:s text:c="4"/>"firstname": "rohit",</text:p>
      <text:p text:style-name="P77"><text:s text:c="4"/>"lastname": "sharma",</text:p>
      <text:p text:style-name="P77"><text:s text:c="4"/>"email": "aayushkr20@gmail.com",</text:p>
      <text:p text:style-name="P77"><text:s text:c="4"/>"mobileno": "8553538923",</text:p>
      <text:p text:style-name="P77"><text:s text:c="4"/>"state": "mharasthra",</text:p>
      <text:p text:style-name="P77"><text:s text:c="4"/>"city": "mumbai",</text:p>
      <text:p text:style-name="P77"><text:s text:c="4"/>"pin": "201301",</text:p>
      <text:p text:style-name="P77"><text:s text:c="4"/>"gender": "male"</text:p>
      <text:p text:style-name="P73"><text:span text:style-name="Emphasis"><text:span text:style-name="T24">}</text:span></text:span></text:p>
      <text:p text:style-name="P76"/>
      <text:p text:style-name="P30"><text:span text:style-name="Emphasis"><text:span text:style-name="T49">Api Name : </text:span></text:span><text:span text:style-name="Emphasis"><text:span text:style-name="T93">User</text:span></text:span><text:span text:style-name="Emphasis"><text:span text:style-name="T51"> </text:span></text:span><text:span text:style-name="Emphasis"><text:span text:style-name="T93">Login</text:span></text:span></text:p>
      <text:p text:style-name="P30"><text:span text:style-name="Emphasis"><text:span text:style-name="T49">Url : </text:span></text:span><text:a xlink:type="simple" xlink:href="http://localhost:3000/user/passport-login" text:style-name="Internet_20_link" text:visited-style-name="Visited_20_Internet_20_Link"><text:span text:style-name="Emphasis"><text:span text:style-name="T79">http://localhost:3000/user/passport-login</text:span></text:span></text:a></text:p>
      <text:p text:style-name="P30"><text:span text:style-name="Emphasis"><text:span text:style-name="T49">Method : </text:span></text:span><text:span text:style-name="Emphasis"><text:span text:style-name="T90">POST</text:span></text:span></text:p>
      <text:p text:style-name="P30"><text:span text:style-name="Emphasis"><text:span text:style-name="T58">Params: </text:span></text:span><text:span text:style-name="Emphasis"><text:span text:style-name="T76">body</text:span></text:span></text:p>
      <text:p text:style-name="P77"><text:span text:style-name="Emphasis"><text:span text:style-name="T23"/></text:span></text:p>
      <text:p text:style-name="P33">{</text:p>
      <text:p text:style-name="P33"><text:soft-page-break/><text:tab/>"email" : "aayushkr20@gmail.com",</text:p>
      <text:p text:style-name="P33"><text:tab/>"password":"Qwerty12345#"</text:p>
      <text:p text:style-name="P33"><text:span text:style-name="Emphasis"><text:span text:style-name="T38">}</text:span></text:span></text:p>
      <text:p text:style-name="P77"><text:span text:style-name="Emphasis"><text:span text:style-name="T23"/></text:span></text:p>
      <text:p text:style-name="P30"><text:span text:style-name="Emphasis"><text:span text:style-name="T49"/></text:span></text:p>
      <text:p text:style-name="P30"><text:span text:style-name="Emphasis"><text:span text:style-name="T49"/></text:span></text:p>
      <text:p text:style-name="P30"><text:span text:style-name="Emphasis"><text:span text:style-name="T49"/></text:span></text:p>
      <text:p text:style-name="P30"><text:span text:style-name="Emphasis"><text:span text:style-name="T49"/></text:span></text:p>
      <text:p text:style-name="P30"><text:span text:style-name="Emphasis"><text:span text:style-name="T49">Api Name : </text:span></text:span><text:span text:style-name="Emphasis"><text:span text:style-name="T93">User</text:span></text:span><text:span text:style-name="Emphasis"><text:span text:style-name="T51"> </text:span></text:span><text:span text:style-name="Emphasis"><text:span text:style-name="T93">Signup</text:span></text:span></text:p>
      <text:p text:style-name="P30"><text:span text:style-name="Emphasis"><text:span text:style-name="T49">Url : </text:span></text:span><text:a xlink:type="simple" xlink:href="http://localhost:3000/user/passport-signup" text:style-name="Internet_20_link" text:visited-style-name="Visited_20_Internet_20_Link"><text:span text:style-name="Emphasis"><text:span text:style-name="T79">http://localhost:3000/user/passport-signup</text:span></text:span></text:a></text:p>
      <text:p text:style-name="P30"><text:span text:style-name="Emphasis"><text:span text:style-name="T49">Method : </text:span></text:span><text:span text:style-name="Emphasis"><text:span text:style-name="T90">POST</text:span></text:span></text:p>
      <text:p text:style-name="P30"><text:span text:style-name="Emphasis"><text:span text:style-name="T58">Params: </text:span></text:span><text:span text:style-name="Emphasis"><text:span text:style-name="T76">body</text:span></text:span></text:p>
      <text:p text:style-name="P77"><text:span text:style-name="Emphasis"><text:span text:style-name="T23"/></text:span></text:p>
      <text:p text:style-name="P33">{</text:p>
      <text:p text:style-name="P33"><text:tab/>"email" : "aayushkr20@gmail.com",</text:p>
      <text:p text:style-name="P33"><text:tab/>"password":"Qwerty12345#"</text:p>
      <text:p text:style-name="P33"><text:span text:style-name="Emphasis"><text:span text:style-name="T38">}</text:span></text:span></text:p>
      <text:p text:style-name="P77"><text:span text:style-name="Emphasis"><text:span text:style-name="T23"/></text:span></text:p>
      <text:p text:style-name="P30"><text:span text:style-name="Emphasis"><text:span text:style-name="T49">Api Name : </text:span></text:span><text:span text:style-name="Emphasis"><text:span text:style-name="T90">User </text:span></text:span><text:span text:style-name="Emphasis"><text:span text:style-name="T93">Facebook Login</text:span></text:span></text:p>
      <text:p text:style-name="P30"><text:span text:style-name="Emphasis"><text:span text:style-name="T49">Url :</text:span></text:span><text:span text:style-name="Emphasis"><text:span text:style-name="T91"> </text:span></text:span><text:a xlink:type="simple" xlink:href="http://localhost:3000/user/passport-signup" text:style-name="Internet_20_link" text:visited-style-name="Visited_20_Internet_20_Link"><text:span text:style-name="Emphasis"><text:span text:style-name="T100">http://localhost:3000/user</text:span></text:span></text:a><text:span text:style-name="Emphasis"><text:span text:style-name="T103">/auth/facebook</text:span></text:span></text:p>
      <text:p text:style-name="P30"><text:span text:style-name="Emphasis"><text:span text:style-name="T49">Method : </text:span></text:span><text:span text:style-name="Emphasis"><text:span text:style-name="T91">GET</text:span></text:span></text:p>
      <text:p text:style-name="P30"><text:span text:style-name="Emphasis"><text:span text:style-name="T58">Params: </text:span></text:span><text:span text:style-name="Emphasis"><text:span text:style-name="T84">null</text:span></text:span></text:p>
      <text:p text:style-name="P52"><text:span text:style-name="Emphasis"><text:span text:style-name="T32"/></text:span></text:p>
      <text:p text:style-name="P30"><text:span text:style-name="Emphasis"><text:span text:style-name="T49">Api Name : </text:span></text:span><text:span text:style-name="Emphasis"><text:span text:style-name="T90">User </text:span></text:span><text:span text:style-name="Emphasis"><text:span text:style-name="T93">Google Login</text:span></text:span></text:p>
      <text:p text:style-name="P30"><text:span text:style-name="Emphasis"><text:span text:style-name="T49">Url : </text:span></text:span><text:a xlink:type="simple" xlink:href="http://localhost:3000/user/auth/google" text:style-name="Internet_20_link" text:visited-style-name="Visited_20_Internet_20_Link"><text:span text:style-name="Emphasis"><text:span text:style-name="T98">http://localhost:3000/user</text:span></text:span></text:a><text:a xlink:type="simple" xlink:href="http://localhost:3000/user/auth/google" text:style-name="Internet_20_link" text:visited-style-name="Visited_20_Internet_20_Link"><text:span text:style-name="Emphasis"><text:span text:style-name="T102">/auth/google</text:span></text:span></text:a></text:p>
      <text:p text:style-name="P30"><text:span text:style-name="Emphasis"><text:span text:style-name="T49">Method : </text:span></text:span><text:span text:style-name="Emphasis"><text:span text:style-name="T91">GET</text:span></text:span></text:p>
      <text:p text:style-name="P56"><text:span text:style-name="Emphasis"><text:span text:style-name="T63">Params: </text:span></text:span><text:span text:style-name="Emphasis"><text:span text:style-name="T134">null</text:span></text:span></text:p>
      <text:p text:style-name="P63"/>
      <text:p text:style-name="P30"><text:span text:style-name="Emphasis"><text:span text:style-name="T49">Api Name : </text:span></text:span><text:span text:style-name="Emphasis"><text:span text:style-name="T93">Check if User exists</text:span></text:span></text:p>
      <text:p text:style-name="P30"><text:span text:style-name="Emphasis"><text:span text:style-name="T49">Url : </text:span></text:span><text:a xlink:type="simple" xlink:href="http://localhost:3000/user/auth/google" text:style-name="Internet_20_link" text:visited-style-name="Visited_20_Internet_20_Link"><text:span text:style-name="Emphasis">http://localhost:3000/user/</text:span></text:a><text:span text:style-name="Emphasis"><text:span text:style-name="T67">is-user</text:span></text:span></text:p>
      <text:p text:style-name="P30"><text:span text:style-name="Emphasis"><text:span text:style-name="T49">Method : </text:span></text:span><text:span text:style-name="Emphasis"><text:span text:style-name="T90">POST</text:span></text:span></text:p>
      <text:p text:style-name="P75"><text:span text:style-name="Emphasis"><text:span text:style-name="T11">Params: </text:span></text:span><text:span text:style-name="Emphasis"><text:span text:style-name="T26">body</text:span></text:span></text:p>
      <text:p text:style-name="P33">{</text:p>
      <text:p text:style-name="P33"><text:tab/>"email" : "aayushkr20@gmail.com",</text:p>
      <text:p text:style-name="P41"><text:span text:style-name="Emphasis"><text:span text:style-name="T132">}</text:span></text:span></text:p>
      <text:p text:style-name="P60"><text:span text:style-name="T39"/></text:p>
      <text:p text:style-name="P50"><text:span text:style-name="T3"/></text:p>
      <text:p text:style-name="P48"/>
      <text:p text:style-name="P30"><text:span text:style-name="Emphasis"><text:span text:style-name="T49">Api Name : </text:span></text:span><text:span text:style-name="Emphasis"><text:span text:style-name="T93">Category list</text:span></text:span></text:p>
      <text:p text:style-name="P30"><text:span text:style-name="Emphasis"><text:span text:style-name="T49">Url : </text:span></text:span><text:span text:style-name="Emphasis"><text:span text:style-name="T122"><text:s/></text:span></text:span><text:a xlink:type="simple" xlink:href="http://localhost:3000/category/getall-category" text:style-name="Internet_20_link" text:visited-style-name="Visited_20_Internet_20_Link"><text:span text:style-name="Emphasis"><text:span text:style-name="T101">http://localhost:3000/category/getall-category</text:span></text:span></text:a></text:p>
      <text:p text:style-name="P30"><text:span text:style-name="Emphasis"><text:span text:style-name="T49">Method : </text:span></text:span><text:span text:style-name="Emphasis"><text:span text:style-name="T91">GET</text:span></text:span></text:p>
      <text:p text:style-name="P56"><text:span text:style-name="Emphasis"><text:span text:style-name="T64">Params: </text:span></text:span><text:span text:style-name="Emphasis"><text:span text:style-name="T134">null</text:span></text:span></text:p>
      <text:p text:style-name="P67"/>
      <text:p text:style-name="P30"><text:span text:style-name="Emphasis"><text:span text:style-name="T49">Api Name : </text:span></text:span><text:span text:style-name="Emphasis"><text:span text:style-name="T93">Change Order status</text:span></text:span></text:p>
      <text:p text:style-name="P30"><text:span text:style-name="Emphasis"><text:span text:style-name="T49">Url : </text:span></text:span><text:a xlink:type="simple" xlink:href="http://localhost:3000/cart/change-order-status" text:style-name="Internet_20_link" text:visited-style-name="Visited_20_Internet_20_Link"><text:span text:style-name="Emphasis"><text:span text:style-name="T70">http://localhost:3000/cart/change-order-status</text:span></text:span></text:a></text:p>
      <text:p text:style-name="P30"><text:span text:style-name="Emphasis"><text:span text:style-name="T49">Method : </text:span></text:span><text:span text:style-name="Emphasis"><text:span text:style-name="T90">POST</text:span></text:span></text:p>
      <text:p text:style-name="P74"><text:span text:style-name="Emphasis"><text:span text:style-name="T11">Params: </text:span></text:span><text:span text:style-name="Emphasis"><text:span text:style-name="T26">body</text:span></text:span><text:span text:style-name="Emphasis"><text:span text:style-name="T12"> ,</text:span></text:span><text:span text:style-name="Emphasis"><text:span text:style-name="T13">options : </text:span></text:span><text:span text:style-name="Emphasis"><text:span text:style-name="T27"><text:s/></text:span></text:span><text:span text:style-name="Emphasis"><text:span text:style-name="T22">intransit</text:span></text:span><text:span text:style-name="Emphasis"><text:span text:style-name="T21">, delivered</text:span></text:span><text:span text:style-name="Emphasis"><text:span text:style-name="T22">, placed, shipped</text:span></text:span></text:p>
      <text:p text:style-name="P62">{</text:p>
      <text:p text:style-name="P62"><text:tab/>"_id" : "5aa60eb9e8f25420d5360e15",</text:p>
      <text:p text:style-name="P62"><text:tab/>"status" : "intransit"</text:p>
      <text:p text:style-name="P62"><text:span text:style-name="Emphasis"><text:span text:style-name="T69">}</text:span></text:span></text:p>
      <text:p text:style-name="P61"><text:soft-page-break/><text:span text:style-name="T39"/></text:p>
      <text:p text:style-name="P31"><text:span text:style-name="Emphasis"><text:span text:style-name="T49">Api Name : </text:span></text:span><text:span text:style-name="Emphasis"><text:span text:style-name="T92">Cod order email (internal api)</text:span></text:span></text:p>
      <text:p text:style-name="P31"><text:span text:style-name="Emphasis"><text:span text:style-name="T49">Url : </text:span></text:span><text:span text:style-name="Emphasis"><text:span text:style-name="T92">h</text:span></text:span><text:a xlink:type="simple" xlink:href="http://localhost:3000/notification/cod-order-placed" text:style-name="Internet_20_link" text:visited-style-name="Visited_20_Internet_20_Link"><text:span text:style-name="Emphasis"><text:span text:style-name="T70">ttp://localhost:3000/notification/cod-order-placed</text:span></text:span></text:a></text:p>
      <text:p text:style-name="P31"><text:span text:style-name="Emphasis"><text:span text:style-name="T49">Method : </text:span></text:span><text:span text:style-name="Emphasis"><text:span text:style-name="T90">POST</text:span></text:span></text:p>
      <text:p text:style-name="P74"><text:span text:style-name="Emphasis"><text:span text:style-name="T11">Params: <text:s/></text:span></text:span><text:span text:style-name="Emphasis"><text:span text:style-name="T25">null</text:span></text:span></text:p>
      <text:p text:style-name="P79"><text:span text:style-name="T47"/></text:p>
      <text:p text:style-name="P31"><text:span text:style-name="Emphasis"><text:span text:style-name="T49">Api Name : </text:span></text:span><text:span text:style-name="Emphasis"><text:span text:style-name="T92">Cod order status change (internal api)</text:span></text:span></text:p>
      <text:p text:style-name="P31"><text:span text:style-name="Emphasis"><text:span text:style-name="T49">Url : </text:span></text:span><text:span text:style-name="Emphasis"><text:span text:style-name="T70">http://</text:span></text:span><text:span text:style-name="Emphasis"><text:span text:style-name="T71">localhost:3000</text:span></text:span><text:span text:style-name="Emphasis"><text:span text:style-name="T70">/notification/order-status-change</text:span></text:span></text:p>
      <text:p text:style-name="P31"><text:span text:style-name="Emphasis"><text:span text:style-name="T49">Method : </text:span></text:span><text:span text:style-name="Emphasis"><text:span text:style-name="T50">POST</text:span></text:span></text:p>
      <text:p text:style-name="P79"><text:span text:style-name="Emphasis"><text:span text:style-name="T15">Params: <text:s/></text:span></text:span><text:span text:style-name="Emphasis"><text:span text:style-name="T34">null</text:span></text:span></text:p>
      <text:p text:style-name="P78"/>
      <text:p text:style-name="P31"><text:span text:style-name="Emphasis"><text:span text:style-name="T49"/></text:span></text:p>
      <text:p text:style-name="P31"><text:span text:style-name="Emphasis"><text:span text:style-name="T49"/></text:span></text:p>
      <text:p text:style-name="P31"><text:span text:style-name="Emphasis"><text:span text:style-name="T49"/></text:span></text:p>
      <text:p text:style-name="P31"><text:span text:style-name="Emphasis"><text:span text:style-name="T49"/></text:span></text:p>
      <text:p text:style-name="P31"><text:span text:style-name="Emphasis"><text:span text:style-name="T49"/></text:span></text:p>
      <text:p text:style-name="P31"><text:span text:style-name="Emphasis"><text:span text:style-name="T49"/></text:span></text:p>
      <text:p text:style-name="P31"><text:span text:style-name="Emphasis"><text:span text:style-name="T49"/></text:span></text:p>
      <text:p text:style-name="P31"><text:span text:style-name="Emphasis"><text:span text:style-name="T49"/></text:span></text:p>
      <text:p text:style-name="P31"><text:span text:style-name="Emphasis"><text:span text:style-name="T49">Api Name : </text:span></text:span><text:span text:style-name="Emphasis"><text:span text:style-name="T92">Add Category</text:span></text:span></text:p>
      <text:p text:style-name="P31"><text:span text:style-name="Emphasis"><text:span text:style-name="T49">Url : </text:span></text:span><text:a xlink:type="simple" xlink:href="http://localhost:3000/category/add-category" text:style-name="Internet_20_link" text:visited-style-name="Visited_20_Internet_20_Link"><text:span text:style-name="Emphasis"><text:span text:style-name="T83">http://localhost:3000/category/add-category</text:span></text:span></text:a></text:p>
      <text:p text:style-name="P31"><text:span text:style-name="Emphasis"><text:span text:style-name="T49">Method : </text:span></text:span><text:span text:style-name="Emphasis"><text:span text:style-name="T90">POST</text:span></text:span></text:p>
      <text:p text:style-name="P79"><text:span text:style-name="Emphasis"><text:span text:style-name="T15">Params: <text:s/></text:span></text:span></text:p>
      <text:p text:style-name="P53">{</text:p>
      <text:p text:style-name="P53"><text:tab/>"name" :"sportswear",</text:p>
      <text:p text:style-name="P53"><text:s text:c="4"/><text:tab/>"description" :"dasduasdasdasdasdasdasdasd"<text:tab/></text:p>
      <text:p text:style-name="P53"><text:span text:style-name="T47">}</text:span></text:p>
      <text:p text:style-name="P8"/>
      <text:p text:style-name="P31"><text:span text:style-name="Emphasis"><text:span text:style-name="T49">Api Name : </text:span></text:span><text:span text:style-name="Emphasis"><text:span text:style-name="T92">User Details</text:span></text:span></text:p>
      <text:p text:style-name="P31"><text:span text:style-name="Emphasis"><text:span text:style-name="T49">Url : </text:span></text:span><text:a xlink:type="simple" xlink:href="http://localhost:3000/user/user-detail" text:style-name="Internet_20_link" text:visited-style-name="Visited_20_Internet_20_Link"><text:span text:style-name="Emphasis"><text:span text:style-name="T82">http://localhost:3000/user/user-detail</text:span></text:span></text:a></text:p>
      <text:p text:style-name="P31"><text:span text:style-name="Emphasis"><text:span text:style-name="T49">Method : </text:span></text:span><text:span text:style-name="Emphasis"><text:span text:style-name="T90">POST</text:span></text:span></text:p>
      <text:p text:style-name="P79"><text:span text:style-name="Emphasis"><text:span text:style-name="T15">Params: <text:s/></text:span></text:span></text:p>
      <text:p text:style-name="P54">{</text:p>
      <text:p text:style-name="P54"><text:tab/>"_id" : "5aa25b462aeda019e012650c"</text:p>
      <text:p text:style-name="P54">}</text:p>
      <text:p text:style-name="P64"/>
      <text:p text:style-name="P31"><text:span text:style-name="Emphasis"><text:span text:style-name="T49">Api Name : </text:span></text:span><text:span text:style-name="Emphasis"><text:span text:style-name="T92">Pending orders list</text:span></text:span></text:p>
      <text:p text:style-name="P31"><text:span text:style-name="Emphasis"><text:span text:style-name="T49">Url :</text:span></text:span><text:span text:style-name="Emphasis"><text:span text:style-name="T91"> </text:span></text:span><text:span text:style-name="Emphasis"><text:span text:style-name="T98">http://localhost:3000/cart/all-pending-orders</text:span></text:span></text:p>
      <text:p text:style-name="P31"><text:span text:style-name="Emphasis"><text:span text:style-name="T49">Method : </text:span></text:span><text:span text:style-name="Emphasis"><text:span text:style-name="T91">GET</text:span></text:span></text:p>
      <text:p text:style-name="P59"><text:span text:style-name="Emphasis"><text:span text:style-name="T60">Params: </text:span></text:span><text:span text:style-name="Emphasis"><text:span text:style-name="T130">null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//-----------------------------------<text:span text:style-name="T127">admin api’s-----------------------------------------------//</text:span></text:p>
      <text:p text:style-name="P31"><text:span text:style-name="Emphasis"><text:span text:style-name="T49">Api Name : </text:span></text:span><text:span text:style-name="Emphasis"><text:span text:style-name="T92">Admin Login</text:span></text:span></text:p>
      <text:p text:style-name="P31"><text:span text:style-name="Emphasis"><text:span text:style-name="T49">Url : </text:span></text:span><text:a xlink:type="simple" xlink:href="http://localhost:3000/admin/admin-passport-login" text:style-name="Internet_20_link" text:visited-style-name="Visited_20_Internet_20_Link"><text:span text:style-name="Emphasis"><text:span text:style-name="T82">http://localhost:3000/admin/admin-passport-login</text:span></text:span></text:a></text:p>
      <text:p text:style-name="P31"><text:soft-page-break/><text:span text:style-name="Emphasis"><text:span text:style-name="T49">Method : </text:span></text:span><text:span text:style-name="Emphasis"><text:span text:style-name="T90">POST</text:span></text:span></text:p>
      <text:p text:style-name="P79"><text:span text:style-name="Emphasis"><text:span text:style-name="T15">Params: <text:s/></text:span></text:span></text:p>
      <text:p text:style-name="P42">{</text:p>
      <text:p text:style-name="P42"><text:tab/>"email" : "aayushkr10@gmail.com",</text:p>
      <text:p text:style-name="P42"><text:tab/>"password" : "Qwerty12345#"</text:p>
      <text:p text:style-name="P42">}</text:p>
      <text:p text:style-name="P43"/>
      <text:p text:style-name="P31"><text:span text:style-name="Emphasis"><text:span text:style-name="T49">Api Name :</text:span></text:span><text:span text:style-name="Emphasis"><text:span text:style-name="T91"> </text:span></text:span><text:span text:style-name="Emphasis"><text:span text:style-name="T92">Admin Signup</text:span></text:span></text:p>
      <text:p text:style-name="P31"><text:span text:style-name="Emphasis"><text:span text:style-name="T49">Url :</text:span></text:span><text:span text:style-name="Emphasis"><text:span text:style-name="T91"> </text:span></text:span><text:a xlink:type="simple" xlink:href="http://localhost:3000/admin/admin-passport-signup" text:style-name="Internet_20_link" text:visited-style-name="Visited_20_Internet_20_Link"><text:span text:style-name="Emphasis"><text:span text:style-name="T80">http://localhost:3000/admin/admin-passport-signup</text:span></text:span></text:a></text:p>
      <text:p text:style-name="P31"><text:span text:style-name="Emphasis"><text:span text:style-name="T49">Method : </text:span></text:span><text:span text:style-name="Emphasis"><text:span text:style-name="T90">POST</text:span></text:span></text:p>
      <text:p text:style-name="P79"><text:span text:style-name="Emphasis"><text:span text:style-name="T15">Params: <text:s/></text:span></text:span><text:span text:style-name="Emphasis"><text:span text:style-name="T33">body</text:span></text:span></text:p>
      <text:p text:style-name="P42">{</text:p>
      <text:p text:style-name="P42"><text:tab/>"email" : "aayushkr10@gmail.com",</text:p>
      <text:p text:style-name="P42"><text:tab/>"password" : "Qwerty12345#"</text:p>
      <text:p text:style-name="P42">}</text:p>
      <text:p text:style-name="P4"/>
      <text:p text:style-name="P31"><text:span text:style-name="Emphasis"><text:span text:style-name="T49">Api Name : </text:span></text:span><text:span text:style-name="Emphasis"><text:span text:style-name="T92">Admin Profile</text:span></text:span></text:p>
      <text:p text:style-name="P31"><text:span text:style-name="Emphasis"><text:span text:style-name="T49">Url :</text:span></text:span><text:span text:style-name="Emphasis"><text:span text:style-name="T91"> </text:span></text:span><text:a xlink:type="simple" xlink:href="http://localhost:3000/admin/profile" text:style-name="Internet_20_link" text:visited-style-name="Visited_20_Internet_20_Link"><text:span text:style-name="Emphasis"><text:span text:style-name="T97">http://localhost:3000/admin/profile</text:span></text:span></text:a></text:p>
      <text:p text:style-name="P31"><text:span text:style-name="Emphasis"><text:span text:style-name="T49">Method : </text:span></text:span><text:span text:style-name="Emphasis"><text:span text:style-name="T91">GET</text:span></text:span></text:p>
      <text:p text:style-name="P57"><text:span text:style-name="Emphasis"><text:span text:style-name="T60">Params: </text:span></text:span><text:span text:style-name="Emphasis"><text:span text:style-name="T130">null</text:span></text:span></text:p>
      <text:p text:style-name="P4"/>
      <text:p text:style-name="P31"><text:span text:style-name="Emphasis"><text:span text:style-name="T49">Api Name : </text:span></text:span><text:span text:style-name="Emphasis"><text:span text:style-name="T92">Admin logout</text:span></text:span></text:p>
      <text:p text:style-name="P31"><text:span text:style-name="Emphasis"><text:span text:style-name="T49">Url : </text:span></text:span><text:a xlink:type="simple" xlink:href="http://localhost:3000/admin/admin-passport-logout" text:style-name="Internet_20_link" text:visited-style-name="Visited_20_Internet_20_Link"><text:span text:style-name="Emphasis"><text:span text:style-name="T97">http://localhost:3000/admin/admin-passport-logout</text:span></text:span></text:a></text:p>
      <text:p text:style-name="P31"><text:span text:style-name="Emphasis"><text:span text:style-name="T49">Method : </text:span></text:span><text:span text:style-name="Emphasis"><text:span text:style-name="T91">GET</text:span></text:span></text:p>
      <text:p text:style-name="P57"><text:span text:style-name="Emphasis"><text:span text:style-name="T60">Params: </text:span></text:span><text:span text:style-name="Emphasis"><text:span text:style-name="T130">null</text:span></text:span></text:p>
      <text:p text:style-name="P2"><text:a xlink:type="simple" xlink:href="http://localhost:3000/admin/update-profile" text:style-name="Internet_20_link" text:visited-style-name="Visited_20_Internet_20_Link"><text:span text:style-name="T104"/></text:a></text:p>
      <text:p text:style-name="P31"><text:span text:style-name="Emphasis"><text:span text:style-name="T49">Api Name : </text:span></text:span><text:span text:style-name="Emphasis"><text:span text:style-name="T92">Admin Profile Update</text:span></text:span></text:p>
      <text:p text:style-name="P31"><text:span text:style-name="Emphasis"><text:span text:style-name="T49">Url :</text:span></text:span><text:span text:style-name="Emphasis"><text:span text:style-name="T91"> </text:span></text:span><text:a xlink:type="simple" xlink:href="http://localhost:3000/admin/update-profile" text:style-name="Internet_20_link" text:visited-style-name="Visited_20_Internet_20_Link"><text:span text:style-name="Emphasis"><text:span text:style-name="T80">http://localhost:3000/admin/update-profile</text:span></text:span></text:a></text:p>
      <text:p text:style-name="P31"><text:span text:style-name="Emphasis"><text:span text:style-name="T49">Method :</text:span></text:span><text:span text:style-name="Emphasis"><text:span text:style-name="T91"> </text:span></text:span><text:span text:style-name="Emphasis"><text:span text:style-name="T90">POST</text:span></text:span></text:p>
      <text:p text:style-name="P79"><text:span text:style-name="Emphasis"><text:span text:style-name="T15">Params: <text:s/></text:span></text:span></text:p>
      <text:p text:style-name="P45">{</text:p>
      <text:p text:style-name="P45"><text:tab/>"firstname": "aayush",</text:p>
      <text:p text:style-name="P45"><text:s text:c="2"/><text:tab/>"lastname": "kumar",</text:p>
      <text:p text:style-name="P45"><text:s text:c="4"/><text:tab/>"email": "aayushkr10@gmail.com",</text:p>
      <text:p text:style-name="P45"><text:s text:c="4"/><text:tab/>"mobileno": "8553538923",</text:p>
      <text:p text:style-name="P45"><text:s text:c="4"/><text:tab/>"state": "noida",</text:p>
      <text:p text:style-name="P45"><text:s text:c="4"/><text:tab/>"city": "up",</text:p>
      <text:p text:style-name="P45"><text:s text:c="4"/><text:tab/>"pin": "201301",</text:p>
      <text:p text:style-name="P45"><text:s text:c="4"/><text:tab/>"gender": "male",</text:p>
      <text:p text:style-name="P45"><text:s text:c="4"/><text:tab/>"permissions":</text:p>
      <text:p text:style-name="P45"><text:tab/>{</text:p>
      <text:p text:style-name="P45"><text:s text:c="4"/><text:tab/>"category":["add","delete","update"],</text:p>
      <text:p text:style-name="P45"><text:s text:c="4"/><text:tab/>"products":["add","delete","update"],</text:p>
      <text:p text:style-name="P45"><text:s text:c="4"/><text:tab/>"coupons":["add","delete","update"],</text:p>
      <text:p text:style-name="P45"><text:s text:c="4"/><text:tab/>"tickets":["add","delete","update"],</text:p>
      <text:p text:style-name="P45"><text:s text:c="4"/><text:tab/>"orders":["add","delete","update"],</text:p>
      <text:p text:style-name="P45"><text:s text:c="4"/><text:tab/>"admin":["add","delete"],</text:p>
      <text:p text:style-name="P45"><text:s text:c="4"/><text:tab/>"notification": 1</text:p>
      <text:p text:style-name="P45"><text:s text:c="3"/><text:tab/> }</text:p>
      <text:p text:style-name="P45">}</text:p>
      <text:p text:style-name="P2"><text:span text:style-name="T104"/></text:p>
      <text:p text:style-name="P32"><text:span text:style-name="Emphasis"><text:span text:style-name="T49">Api Name : </text:span></text:span><text:span text:style-name="Emphasis"><text:span text:style-name="T92">Admin </text:span></text:span><text:span text:style-name="Emphasis"><text:span text:style-name="T89">list</text:span></text:span></text:p>
      <text:p text:style-name="P32"><text:soft-page-break/><text:span text:style-name="Emphasis"><text:span text:style-name="T49">Url : </text:span></text:span><text:a xlink:type="simple" xlink:href="http://localhost:3000/admin/admin-list" text:style-name="Internet_20_link" text:visited-style-name="Visited_20_Internet_20_Link"><text:span text:style-name="Emphasis"><text:span text:style-name="T97">http://localhost:3000/admin/admin-list</text:span></text:span></text:a></text:p>
      <text:p text:style-name="P32"><text:span text:style-name="Emphasis"><text:span text:style-name="T49">Method : </text:span></text:span><text:span text:style-name="Emphasis"><text:span text:style-name="T91">GET</text:span></text:span></text:p>
      <text:p text:style-name="P58"><text:span text:style-name="Emphasis"><text:span text:style-name="T60">Params: </text:span></text:span><text:span text:style-name="Emphasis"><text:span text:style-name="T130">null</text:span></text:span></text:p>
      <text:p text:style-name="P44"/>
      <text:p text:style-name="P44"/>
      <text:p text:style-name="P32"><text:span text:style-name="Emphasis"><text:span text:style-name="T49">Api Name : </text:span></text:span><text:span text:style-name="Emphasis"><text:span text:style-name="T89">Check </text:span></text:span><text:span text:style-name="Emphasis"><text:span text:style-name="T92">Admin </text:span></text:span><text:span text:style-name="Emphasis"><text:span text:style-name="T89">(internal api)</text:span></text:span></text:p>
      <text:p text:style-name="P32"><text:span text:style-name="Emphasis"><text:span text:style-name="T49">Url : </text:span></text:span><text:a xlink:type="simple" xlink:href="http://localhost:3000/admin/is-admin" text:style-name="Internet_20_link" text:visited-style-name="Visited_20_Internet_20_Link"><text:span text:style-name="Emphasis"><text:span text:style-name="T97">http://localhost:3000/admin/is-admin</text:span></text:span></text:a></text:p>
      <text:p text:style-name="P32"><text:span text:style-name="Emphasis"><text:span text:style-name="T49">Method : </text:span></text:span><text:span text:style-name="Emphasis"><text:span text:style-name="T89">POST</text:span></text:span></text:p>
      <text:p text:style-name="P58"><text:span text:style-name="Emphasis"><text:span text:style-name="T60">Params: </text:span></text:span><text:span text:style-name="Emphasis"><text:span text:style-name="T129">body</text:span></text:span></text:p>
      <text:p text:style-name="P34">{</text:p>
      <text:p text:style-name="P34"><text:tab/>"email" : "aayushkr90@gmail.com"</text:p>
      <text:p text:style-name="P34"><text:span text:style-name="T126">}</text:span></text:p>
      <text:p text:style-name="P34"><text:span text:style-name="T126"/></text:p>
      <text:p text:style-name="P34"><text:span text:style-name="T126"/></text:p>
      <text:p text:style-name="P34"><text:span text:style-name="T126"/></text:p>
      <text:p text:style-name="P5"/>
      <text:p text:style-name="P68">//----------------------------------<text:span text:style-name="T128">filters-------------------------------------//</text:span></text:p>
      <text:p text:style-name="P32"><text:span text:style-name="Emphasis"><text:span text:style-name="T49">Api Name :</text:span></text:span><text:span text:style-name="Emphasis"><text:span text:style-name="T91"> </text:span></text:span><text:span text:style-name="Emphasis"><text:span text:style-name="T92">Admin Signup</text:span></text:span></text:p>
      <text:p text:style-name="P32"><text:span text:style-name="Emphasis"><text:span text:style-name="T49">Url : </text:span></text:span><text:span text:style-name="Emphasis"><text:span text:style-name="T7"><text:s/></text:span></text:span><text:a xlink:type="simple" xlink:href="http://localhost:3000/admin/filters" text:style-name="Internet_20_link" text:visited-style-name="Visited_20_Internet_20_Link"><text:span text:style-name="Emphasis"><text:span text:style-name="T80">http://localhost:3000/admin/filters</text:span></text:span></text:a></text:p>
      <text:p text:style-name="P32"><text:span text:style-name="Emphasis"><text:span text:style-name="T49">Method :</text:span></text:span><text:span text:style-name="Emphasis"><text:span text:style-name="T91"> </text:span></text:span><text:span text:style-name="Emphasis"><text:span text:style-name="T90">POST</text:span></text:span></text:p>
      <text:p text:style-name="P80"><text:span text:style-name="Emphasis"><text:span text:style-name="T15">Params: <text:s/></text:span></text:span></text:p>
      <text:p text:style-name="P36">{</text:p>
      <text:p text:style-name="P36"><text:tab/>"from" : "2018-03-10",</text:p>
      <text:p text:style-name="P36"><text:tab/>"to" : "2018-03-18",</text:p>
      <text:p text:style-name="P36"><text:tab/>"category" : "menswear sportswear",</text:p>
      <text:p text:style-name="P36"><text:tab/>"status" : ["delivered", "placed"]</text:p>
      <text:p text:style-name="P46">}</text:p>
      <text:p text:style-name="P35"/>
      <text:p text:style-name="P32"><text:span text:style-name="Emphasis"><text:span text:style-name="T49">Api Name : </text:span></text:span><text:span text:style-name="Emphasis"><text:span text:style-name="T89">Add Coupon</text:span></text:span></text:p>
      <text:p text:style-name="P32"><text:span text:style-name="Emphasis"><text:span text:style-name="T49">Url : </text:span></text:span><text:span text:style-name="Emphasis"><text:span text:style-name="T7"><text:s/></text:span></text:span><text:span text:style-name="Emphasis"><text:span text:style-name="T8"><text:s/></text:span></text:span><text:a xlink:type="simple" xlink:href="http://localhost:3000/coupons/add-coupon" text:style-name="Internet_20_link" text:visited-style-name="Visited_20_Internet_20_Link"><text:span text:style-name="Emphasis"><text:span text:style-name="T81">http://localhost:3000/coupons/add-coupon</text:span></text:span></text:a></text:p>
      <text:p text:style-name="P32"><text:span text:style-name="Emphasis"><text:span text:style-name="T49">Method : </text:span></text:span><text:span text:style-name="Emphasis"><text:span text:style-name="T90">POST</text:span></text:span></text:p>
      <text:p text:style-name="P55"><text:span text:style-name="Emphasis"><text:span text:style-name="T61">Params: <text:s/></text:span></text:span></text:p>
      <text:p text:style-name="P6">{</text:p>
      <text:p text:style-name="P6"><text:tab/> "code" <text:s text:c="5"/>: "discount50",</text:p>
      <text:p text:style-name="P6"><text:s text:c="4"/><text:tab/> <text:s/>"min" <text:s text:c="5"/>: "200",</text:p>
      <text:p text:style-name="P6"><text:s text:c="4"/><text:tab/> <text:s/>"max" <text:s text:c="5"/>: "500",</text:p>
      <text:p text:style-name="P6"><text:s text:c="4"/><text:tab/> <text:s/>"quantity" : "20",</text:p>
      <text:p text:style-name="P37"><text:s text:c="4"/><text:tab/> <text:s/>"discount" : </text:p>
      <text:p text:style-name="P37"><text:tab/><text:tab/>{</text:p>
      <text:p text:style-name="P6"><text:s text:c="11"/><text:tab/> "amount" <text:s text:c="8"/>: 50,</text:p>
      <text:p text:style-name="P6"><text:s text:c="12"/><text:tab/>"ispercentage" : true,</text:p>
      <text:p text:style-name="P6"><text:s text:c="13"/><text:tab/>"upto" <text:s text:c="8"/>: 300</text:p>
      <text:p text:style-name="P6"><text:s text:c="16"/>},</text:p>
      <text:p text:style-name="P6"><text:s text:c="6"/>"products" <text:s text:c="2"/>: ["5aa91359e0309845330436dd","5aa91368e0309845330436e1","5aa91377e0309845330436e3","5aaa360e27217f736b529c92"],</text:p>
      <text:p text:style-name="P6"><text:s text:c="6"/>"categories" : ["5aa90773321fe22df25543be","5aa9078be00c8d2e2c7526ac","5aa90794e00c8d2e2c7526b2","5aa9079de00c8d2e2c7526b8"],</text:p>
      <text:p text:style-name="P6"><text:soft-page-break/><text:s text:c="6"/>"user" <text:s text:c="6"/>: <text:s/>["5aa25b462aeda019e012650c","5aa2697ef418075d9caf492a","5aa91a5859162b4e88ee3422"],</text:p>
      <text:p text:style-name="P6"><text:s text:c="6"/>"not_user" <text:s text:c="6"/>: <text:s/>["5aa25b462aeda019e012650c","5aa2697ef418075d9caf492a","5aa91a5859162b4e88ee3422"],</text:p>
      <text:p text:style-name="P6"><text:s text:c="6"/>"status" <text:s text:c="4"/>: "active",</text:p>
      <text:p text:style-name="P6"><text:s text:c="6"/>"expiry" <text:s text:c="4"/>: "2018-05-05"</text:p>
      <text:p text:style-name="P6">}</text:p>
      <text:p text:style-name="P6"/>
      <text:p text:style-name="P32"><text:span text:style-name="Emphasis"><text:span text:style-name="T49"/></text:span></text:p>
      <text:p text:style-name="P32"><text:span text:style-name="Emphasis"><text:span text:style-name="T49"/></text:span></text:p>
      <text:p text:style-name="P32"><text:span text:style-name="Emphasis"><text:span text:style-name="T49"/></text:span></text:p>
      <text:p text:style-name="P32"><text:span text:style-name="Emphasis"><text:span text:style-name="T49"/></text:span></text:p>
      <text:p text:style-name="P32"><text:span text:style-name="Emphasis"><text:span text:style-name="T49"/></text:span></text:p>
      <text:p text:style-name="P32"><text:span text:style-name="Emphasis"><text:span text:style-name="T49">// </text:span></text:span><text:span text:style-name="Emphasis"><text:span text:style-name="T53">not implemented in this project</text:span></text:span></text:p>
      <text:p text:style-name="P32"><text:span text:style-name="Emphasis"><text:span text:style-name="T49"/></text:span></text:p>
      <text:p text:style-name="P32"><text:span text:style-name="Emphasis"><text:span text:style-name="T49"/></text:span></text:p>
      <text:p text:style-name="P12"><text:a xlink:type="simple" xlink:href="http://localhost:3000/user/reset/:token" text:style-name="Internet_20_link" text:visited-style-name="Visited_20_Internet_20_Link"><text:span text:style-name="T2">http://localhost:3000/user/reset/:</text:span></text:a><text:a xlink:type="simple" xlink:href="http://localhost:3000/user/reset/:token" text:style-name="Internet_20_link" text:visited-style-name="Visited_20_Internet_20_Link"><text:span text:style-name="T105">token</text:span></text:a><text:span text:style-name="T3"> <text:s text:c="4"/></text:span></text:p>
      <text:p text:style-name="P15"/>
      <text:p text:style-name="P12"><text:span text:style-name="T3">post - </text:span><text:span text:style-name="T113">http://localhost:3000/user/reset/QlRnAOiCum2V4iXNFBPojg==</text:span></text:p>
      <text:p text:style-name="P17">{</text:p>
      <text:p text:style-name="P17"><text:tab/>"password":"Qwerty12345$"</text:p>
      <text:p text:style-name="P17">}</text:p>
      <text:p text:style-name="P12"><text:span text:style-name="T4">get - </text:span><text:a xlink:type="simple" xlink:href="http://localhost:3000/user/reset/:token" text:style-name="Internet_20_link" text:visited-style-name="Visited_20_Internet_20_Link"><text:span text:style-name="T2">http://localhost:3000/user/reset/:</text:span></text:a><text:a xlink:type="simple" xlink:href="http://localhost:3000/user/reset/:token" text:style-name="Internet_20_link" text:visited-style-name="Visited_20_Internet_20_Link"><text:span text:style-name="T105">token</text:span></text:a><text:span text:style-name="T3"> </text:span></text:p>
      <text:p text:style-name="P20"/>
      <text:p text:style-name="P18"/>
      <text:p text:style-name="P16">http://localhost:3000/notification/forgot-password'</text:p>
      <text:p text:style-name="P19"/>
      <text:p text:style-name="P12"><text:a xlink:type="simple" xlink:href="http://localhost:3000/user/forgot" text:style-name="Internet_20_link" text:visited-style-name="Visited_20_Internet_20_Link"><text:span text:style-name="T105">http://localhost:3000/user/forgot</text:span></text:a></text:p>
      <text:p text:style-name="P14">{</text:p>
      <text:p text:style-name="P14"><text:tab/>"email":"aayushkr20@gmail.com"</text:p>
      <text:p text:style-name="P51">}</text:p>
      <text:p text:style-name="P66"/>
      <text:p text:style-name="P10"><text:a xlink:type="simple" xlink:href="http://localhost:3000/tickets/create-tickets" text:style-name="Internet_20_link" text:visited-style-name="Visited_20_Internet_20_Link">http://localhost:3000/tickets/</text:a><text:span text:style-name="T36">pic-upload</text:span></text:p>
      <text:p text:style-name="P21">{'_id' : req.body._id,</text:p>
      <text:p text:style-name="P21">'photos' :req.file.path</text:p>
      <text:p text:style-name="P22">}</text:p>
      <text:p text:style-name="P10"><text:a xlink:type="simple" xlink:href="http://localhost:3000/tickets/create-tickets" text:style-name="Internet_20_link" text:visited-style-name="Visited_20_Internet_20_Link"><text:span text:style-name="T37"/></text:a></text:p>
      <text:p text:style-name="P10"><text:a xlink:type="simple" xlink:href="http://localhost:3000/tickets/create-tickets" text:style-name="Internet_20_link" text:visited-style-name="Visited_20_Internet_20_Link"><text:span text:style-name="T36">http://localhost:3000/tickets/</text:span></text:a><text:span text:style-name="T5">get-ticket</text:span></text:p>
      <text:p text:style-name="P11"/>
      <text:p text:style-name="P10"><text:a xlink:type="simple" xlink:href="http://localhost:3000/tickets/create-tickets" text:style-name="Internet_20_link" text:visited-style-name="Visited_20_Internet_20_Link"><text:span text:style-name="T36">http://localhost:3000/tickets/</text:span></text:a><text:span text:style-name="T5">getall-tickets</text:span></text:p>
      <text:p text:style-name="P11"/>
      <text:p text:style-name="P13"><text:a xlink:type="simple" xlink:href="http://localhost:3000/tickets/create-tickets" text:style-name="Internet_20_link" text:visited-style-name="Visited_20_Internet_20_Link"><text:span text:style-name="T40">http://localhost:3000/tickets/create-tickets</text:span></text:a></text:p>
      <text:p text:style-name="P11">{</text:p>
      <text:p text:style-name="P21">"account":req.user.account,</text:p>
      <text:p text:style-name="P23">"email":req.user.email,</text:p>
      <text:p text:style-name="P23">"mobileno":req.user.mobileno,</text:p>
      <text:p text:style-name="P23">"discom":req.user.discom,</text:p>
      <text:p text:style-name="P23">"state":req.user.state,</text:p>
      <text:p text:style-name="P23">"powerFeeder":req.user.powerFeeder, </text:p>
      <text:p text:style-name="P23"><text:soft-page-break/>"title": req.body.title,</text:p>
      <text:p text:style-name="P23">"description":req.body.description,</text:p>
      <text:p text:style-name="P23">"photos":req.body.photos,</text:p>
      <text:p text:style-name="P23">"status":req.body.status,</text:p>
      <text:p text:style-name="P49"><text:span text:style-name="Emphasis"><text:span text:style-name="T142">}</text:span></text:span></text:p>
      <text:p text:style-name="P32"><text:span text:style-name="Emphasis"><text:span text:style-name="T49"/></text:span></text:p>
      <text:p text:style-name="P32"><text:span text:style-name="Emphasis"><text:span text:style-name="T49"/></text:span></text:p>
      <text:p text:style-name="P47"><text:span text:style-name="Emphasis"><text:span text:style-name="T53"/></text:span></text:p>
      <text:p text:style-name="P6"/>
      <text:p text:style-name="P3"><text:span text:style-name="T104"/>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Menlo" svg:font-family="Menlo, Monaco, 'Courier New', Courier, monospace"/>
    <style:font-face style:name="OpenSans" svg:font-family="OpenSans, Helvetica, Arial, sans-serif"/>
    <style:font-face style:name="Source Sans Pro" svg:font-family="'Source Sans Pro', 'Lucida Grande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6:17:13.966924422</meta:creation-date>
    <dc:date>2018-03-28T19:28:08.030908339</dc:date>
    <meta:editing-duration>P2DT21H38M9S</meta:editing-duration>
    <meta:editing-cycles>52</meta:editing-cycles>
    <meta:generator>LibreOffice/5.1.6.2$Linux_X86_64 LibreOffice_project/10m0$Build-2</meta:generator>
    <meta:document-statistic meta:table-count="0" meta:image-count="0" meta:object-count="0" meta:page-count="9" meta:paragraph-count="321" meta:word-count="854" meta:character-count="7848" meta:non-whitespace-character-count="6861"/>
  </office:meta>
</office:document-meta>
</file>